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false" draw:auto-grow-width="false" fo:min-height="2.925cm" fo:min-width="6.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svg:stroke-color="#ff3333" draw:fill="none" draw:textarea-horizontal-align="justify" draw:textarea-vertical-align="middle" draw:auto-grow-height="fals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dash" draw:stroke-dash="Fine_20_Dashed"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false" draw:auto-grow-width="false" fo:min-height="0cm" fo:min-width="14.105cm"/>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fit-to-size="false" fo:min-height="13.609cm"/>
    </style:style>
    <style:style style:name="pr8" style:family="presentation" style:parent-style-name="Default-outline1">
      <style:graphic-properties fo:min-height="13.61cm"/>
    </style:style>
    <style:style style:name="pr9" style:family="presentation" style:parent-style-name="Default-subtitle">
      <style:graphic-properties draw:fill-color="#ffffff" draw:auto-grow-height="true" fo:min-height="13.86cm"/>
    </style:style>
    <style:style style:name="pr10" style:family="presentation" style:parent-style-name="Default-subtitle">
      <style:graphic-properties draw:fill-color="#ffffff" fo:min-height="13.86cm"/>
    </style:style>
    <style:style style:name="co1" style:family="table-column">
      <style:table-column-properties style:column-width="8.76cm" style:use-optimal-column-width="false"/>
    </style:style>
    <style:style style:name="ro1" style:family="table-row">
      <style:table-row-properties style:row-height="0.937cm"/>
    </style:style>
    <style:style style:name="ce1" style:family="table-cell">
      <style:graphic-properties style:repeat="repeat"/>
      <style:text-properties fo:font-weight="bold" style:font-weight-asian="bold" style:font-weight-complex="bold"/>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font-family="'Bitstream Vera Sans Mono'" style:font-family-generic="modern" style:font-pitch="fixed"/>
    </style:style>
    <style:style style:name="P5" style:family="paragraph">
      <style:text-properties fo:font-size="24pt" style:font-size-asian="24pt" style:font-size-complex="24pt"/>
    </style:style>
    <style:style style:name="P6" style:family="paragraph">
      <style:text-properties fo:font-size="20pt" style:font-size-asian="20pt" style:font-size-complex="20pt"/>
    </style:style>
    <style:style style:name="P7" style:family="paragraph">
      <style:text-properties fo:font-weight="bold" style:font-weight-asian="bold" style:font-weight-complex="bold"/>
    </style:style>
    <style:style style:name="P8" style:family="paragraph">
      <style:text-properties fo:font-size="18pt" fo:font-weight="bold" style:font-weight-asian="bold" style:font-weight-complex="bold"/>
    </style:style>
    <style:style style:name="P9" style:family="paragraph">
      <style:text-properties fo:font-family="'Bitstream Vera Sans Mono'" style:font-family-generic="modern" style:font-pitch="fixed" fo:font-size="18pt" style:font-size-asian="18pt" style:font-size-complex="18pt"/>
    </style:style>
    <style:style style:name="P10" style:family="paragraph">
      <style:text-properties fo:font-family="'Bitstream Vera Sans Mono'" style:font-family-generic="modern" style:font-pitch="fixed" fo:font-size="14pt" style:font-size-asian="14pt" style:font-size-complex="14pt"/>
    </style:style>
    <style:style style:name="P11" style:family="paragraph">
      <style:text-properties fo:color="#000000" fo:font-family="'Bitstream Vera Sans Mono'" style:font-family-generic="modern" style:font-pitch="fixed" fo:font-size="18pt" fo:font-weight="normal" style:font-size-asian="18pt" style:font-weight-asian="normal" style:font-size-complex="18pt" style:font-weight-complex="normal"/>
    </style:style>
    <style:style style:name="P12" style:family="paragraph">
      <style:text-properties fo:color="#000000" fo:font-family="'Bitstream Vera Sans Mono'" style:font-family-generic="modern" style:font-pitch="fixed" fo:font-size="14pt" fo:font-weight="normal" style:font-size-asian="14pt" style:font-weight-asian="normal" style:font-size-complex="14pt" style:font-weight-complex="normal"/>
    </style:style>
    <style:style style:name="P13" style:family="paragraph">
      <style:paragraph-properties fo:text-align="center"/>
      <style:text-properties fo:font-family="'Bitstream Vera Sans Mono'" style:font-family-generic="modern" style:font-pitch="fixed" fo:font-size="16pt" style:font-size-asian="16pt" style:font-size-complex="16pt"/>
    </style:style>
    <style:style style:name="P14" style:family="paragraph">
      <style:paragraph-properties fo:text-align="center"/>
      <style:text-properties style:text-underline-style="solid" style:text-underline-width="auto" style:text-underline-color="font-color" fo:font-weight="bold" style:font-weight-asian="bold" style:font-weight-complex="bold"/>
    </style:style>
    <style:style style:name="P15" style:family="paragraph">
      <style:text-properties fo:font-family="'Bitstream Vera Sans Mono'" style:font-family-generic="modern" style:font-pitch="fixed" fo:font-size="16pt" style:font-size-asian="16pt" style:font-size-complex="16pt"/>
    </style:style>
    <style:style style:name="P16" style:family="paragraph">
      <style:text-properties fo:font-size="18pt"/>
    </style:style>
    <style:style style:name="P17" style:family="paragraph">
      <style:paragraph-properties fo:text-align="center"/>
      <style:text-properties fo:font-weight="bold" style:font-weight-asian="bold" style:font-weight-complex="bold"/>
    </style:style>
    <style:style style:name="P18" style:family="paragraph">
      <style:paragraph-properties fo:text-align="start"/>
      <style:text-properties fo:font-size="18pt"/>
    </style:style>
    <style:style style:name="P19" style:family="paragraph">
      <style:paragraph-properties fo:margin-left="0cm" fo:margin-right="0cm" fo:text-indent="0cm"/>
    </style:style>
    <style:style style:name="P20" style:family="paragraph">
      <style:text-properties fo:font-family="'Bitstream Vera Sans Mono'" style:font-family-generic="modern" style:font-pitch="fixed"/>
    </style:style>
    <style:style style:name="P21" style:family="paragraph">
      <style:text-properties fo:font-family="'Bitstream Vera Sans Mono'" style:font-family-generic="modern" style:font-pitch="fixed" fo:font-size="24pt" style:font-size-asian="24pt" style:font-size-complex="24pt"/>
    </style:style>
    <style:style style:name="P22" style:family="paragraph">
      <style:text-properties fo:font-family="'Bitstream Vera Sans Mono'" style:font-family-generic="modern" style:font-pitch="fixed" fo:font-size="14pt" style:font-size-asian="14pt" style:font-size-complex="14pt"/>
    </style:style>
    <style:style style:name="P23" style:family="paragraph">
      <style:text-properties fo:font-family="'Bitstream Vera Sans Mono'" style:font-family-generic="modern" style:font-pitch="fixed" fo:font-size="14pt" style:font-size-asian="14pt" style:font-size-complex="14pt"/>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fo:font-size="22pt" style:font-size-asian="22pt" style:font-size-complex="22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family="'Bitstream Vera Sans Mono'" style:font-family-generic="modern" style:font-pitch="fixed"/>
    </style:style>
    <style:style style:name="T6" style:family="text">
      <style:text-properties fo:font-size="20pt" style:font-size-asian="20pt" style:font-size-complex="20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color="#ff0000" fo:font-family="'Bitstream Vera Sans Mono'" style:font-family-generic="modern" style:font-pitch="fixed"/>
    </style:style>
    <style:style style:name="T10" style:family="text">
      <style:text-properties fo:color="#ff3333" fo:font-family="'Bitstream Vera Sans Mono'" style:font-family-generic="modern" style:font-pitch="fixed"/>
    </style:style>
    <style:style style:name="T11" style:family="text">
      <style:text-properties fo:font-weight="bold" style:font-weight-asian="bold" style:font-weight-complex="bold"/>
    </style:style>
    <style:style style:name="T12" style:family="text">
      <style:text-properties fo:color="#0000ff" fo:font-family="'Bitstream Vera Sans Mono'" style:font-family-generic="modern" style:font-pitch="fixed"/>
    </style:style>
    <style:style style:name="T13" style:family="text">
      <style:text-properties fo:font-size="18pt" fo:font-weight="bold" style:font-weight-asian="bold" style:font-weight-complex="bold"/>
    </style:style>
    <style:style style:name="T14" style:family="text">
      <style:text-properties fo:font-family="'Bitstream Vera Sans Mono'" style:font-family-generic="modern" style:font-pitch="fixed" fo:font-size="18pt" style:font-size-asian="18pt" style:font-size-complex="18pt"/>
    </style:style>
    <style:style style:name="T15" style:family="text">
      <style:text-properties fo:color="#ff950e" fo:font-family="'Bitstream Vera Sans Mono'" style:font-family-generic="modern" style:font-pitch="fixed" fo:font-size="18pt" fo:font-weight="bold" style:font-size-asian="18pt" style:font-weight-asian="bold" style:font-size-complex="18pt" style:font-weight-complex="bold"/>
    </style:style>
    <style:style style:name="T16" style:family="text">
      <style:text-properties fo:font-family="'Bitstream Vera Sans Mono'" style:font-family-generic="modern" style:font-pitch="fixed" fo:font-size="14pt" style:font-size-asian="14pt" style:font-size-complex="14pt"/>
    </style:style>
    <style:style style:name="T17" style:family="text">
      <style:text-properties fo:font-family="'Bitstream Vera Sans Mono'" style:font-family-generic="modern" style:font-pitch="fixed" fo:font-size="12pt" style:font-size-asian="12pt" style:font-size-complex="12pt"/>
    </style:style>
    <style:style style:name="T18" style:family="text">
      <style:text-properties fo:font-family="'Bitstream Vera Sans Mono'" style:font-family-generic="modern" style:font-pitch="fixed" fo:font-size="15pt" style:font-size-asian="15pt" style:font-size-complex="15pt"/>
    </style:style>
    <style:style style:name="T19" style:family="text">
      <style:text-properties fo:color="#000000" fo:font-family="'Bitstream Vera Sans Mono'" style:font-family-generic="modern" style:font-pitch="fixed" fo:font-size="18pt" fo:font-weight="normal" style:font-size-asian="18pt" style:font-weight-asian="normal" style:font-size-complex="18pt" style:font-weight-complex="normal"/>
    </style:style>
    <style:style style:name="T20" style:family="text">
      <style:text-properties fo:color="#008000" fo:font-family="'Bitstream Vera Sans Mono'" style:font-family-generic="modern" style:font-pitch="fixed" fo:font-size="18pt" fo:font-weight="bold" style:font-size-asian="18pt" style:font-weight-asian="bold" style:font-size-complex="18pt" style:font-weight-complex="bold"/>
    </style:style>
    <style:style style:name="T21" style:family="text">
      <style:text-properties fo:color="#000000" fo:font-family="'Bitstream Vera Sans Mono'" style:font-family-generic="modern" style:font-pitch="fixed" fo:font-size="14pt" fo:font-weight="normal" style:font-size-asian="14pt" style:font-weight-asian="normal" style:font-size-complex="14pt" style:font-weight-complex="normal"/>
    </style:style>
    <style:style style:name="T22" style:family="text">
      <style:text-properties fo:font-family="'Bitstream Vera Sans Mono'" style:font-family-generic="modern" style:font-pitch="fixed"/>
    </style:style>
    <style:style style:name="T23" style:family="text">
      <style:text-properties fo:font-family="'Bitstream Vera Sans Mono'" style:font-family-generic="modern" style:font-pitch="fixed" fo:font-size="16pt" style:font-size-asian="16pt" style:font-size-complex="16pt"/>
    </style:style>
    <style:style style:name="T24" style:family="text">
      <style:text-properties fo:font-family="'Bitstream Vera Sans Mono'" style:font-family-generic="modern" style:font-pitch="fixed" fo:font-size="24pt" style:font-size-asian="24pt" style:font-size-complex="24pt"/>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family="'Bitstream Vera Sans Mono'" style:font-family-generic="modern" style:font-pitch="fixed" fo:font-size="14pt" style:font-size-asian="14pt" style:font-size-complex="14pt"/>
    </style:style>
    <style:style style:name="T27" style:family="text">
      <style:text-properties fo:font-family="'Bitstream Vera Sans Mono'" style:font-family-generic="modern" style:font-pitch="fixed"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7.935cm" svg:x="1.4cm" svg:y="0.837cm" presentation:class="subtitle">
          <draw:text-box>
            <text:p><text:span text:style-name="T1">AST Construction with the Universal Tree</text:span></text:p>
            <text:p><text:span text:style-name="T2"/></text:p>
            <text:p><text:span text:style-name="T3">Bryce Lelbach, LSU</text:span></text:p>
            <text:p><text:span text:style-name="T3">blelbach@cct.lsu.edu</text:span></text:p>
            <text:p><text:span text:style-name="T3">wash, #lll on OFTC, ##spirit on Freenode</text:span></text:p>
            <text:p><text:span text:style-name="T3"><text:s/></text:span></text:p>
            <text:p><text:span text:style-name="T3">github.com/brycelelbach</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Overview</text:p>
          </draw:text-box>
        </draw:frame>
        <draw:frame presentation:style-name="pr4" draw:layer="layout" svg:width="25.199cm" svg:height="12.423cm" svg:x="1.4cm" svg:y="6.35cm" presentation:class="outline" presentation:user-transformed="true">
          <draw:text-box>
            <text:list text:style-name="L2">
              <text:list-item>
                <text:p>Static → Dynamic</text:p>
              </text:list-item>
              <text:list-item>
                <text:p>What's a compiler?</text:p>
              </text:list-item>
              <text:list-item>
                <text:p>Semantic actions are evil</text:p>
              </text:list-item>
              <text:list-item>
                <text:p>Use the attribute grammar, Luke!</text:p>
              </text:list-item>
              <text:list-item>
                <text:p>Meet utree</text:p>
              </text:list-item>
              <text:list-item>
                <text:p>LISP interpreter</text:p>
                <text:p/>
                <text:p text:style-name="P2"><text:span text:style-name="T4">Note: All snippets are pseudocode, in namespace boost::spirit::qi, forward declarations omitted for clarity</text:span></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506cm" svg:x="1.4cm" svg:y="0.837cm" presentation:class="title">
          <draw:text-box>
            <text:p>Static → Dynamic</text:p>
          </draw:text-box>
        </draw:frame>
        <draw:frame presentation:style-name="Default-outline1" draw:layer="layout" svg:width="10.03cm" svg:height="13.859cm" svg:x="1.4cm" svg:y="4.997cm" presentation:class="outline" presentation:user-transformed="true">
          <draw:text-box>
            <text:list text:style-name="L2">
              <text:list-header>
                <text:p><text:span text:style-name="T5">rule&lt;Iter, Space&gt; factor =</text:span></text:p>
                <text:p><text:span text:style-name="T5"><text:s text:c="4"/></text:span><text:span text:style-name="T5">uint_</text:span></text:p>
                <text:p><text:span text:style-name="T5"><text:s text:c="4"/></text:span><text:span text:style-name="T5">| <text:s text:c="2"/>'(' &gt;&gt; expr &gt;&gt; ')'</text:span></text:p>
                <text:p><text:span text:style-name="T5"><text:s text:c="4"/></text:span><text:span text:style-name="T5">| <text:s text:c="2"/>('-' &gt;&gt; factor)</text:span></text:p>
                <text:p><text:span text:style-name="T5"><text:s text:c="4"/></text:span><text:span text:style-name="T5">| <text:s text:c="2"/>('+' &gt;&gt; factor)</text:span></text:p>
                <text:p><text:span text:style-name="T5"><text:s text:c="4"/></text:span><text:span text:style-name="T5">;</text:span></text:p>
                <text:p><text:span text:style-name="T5"/></text:p>
                <text:p><text:span text:style-name="T5">rule&lt;Iter, Space&gt; term =</text:span></text:p>
                <text:p><text:span text:style-name="T5"><text:s text:c="4"/></text:span><text:span text:style-name="T5">factor</text:span></text:p>
                <text:p><text:span text:style-name="T5"><text:s text:c="4"/></text:span><text:span text:style-name="T5">&gt;&gt; *( <text:s text:c="2"/>('*' &gt;&gt; factor)</text:span></text:p>
                <text:p><text:span text:style-name="T5"><text:s text:c="8"/></text:span><text:span text:style-name="T5">| <text:s text:c="2"/>('/' &gt;&gt; factor)</text:span></text:p>
                <text:p><text:span text:style-name="T5"><text:s text:c="8"/></text:span><text:span text:style-name="T5">)</text:span></text:p>
                <text:p><text:span text:style-name="T5"><text:s text:c="4"/></text:span><text:span text:style-name="T5">;</text:span></text:p>
                <text:p><text:span text:style-name="T5"/></text:p>
                <text:p><text:span text:style-name="T5">rule&lt;Iter, Space&gt; expr =</text:span></text:p>
                <text:p><text:span text:style-name="T5"><text:s text:c="4"/></text:span><text:span text:style-name="T5">term</text:span></text:p>
                <text:p><text:span text:style-name="T5"><text:s text:c="4"/></text:span><text:span text:style-name="T5">&gt;&gt; *( <text:s text:c="2"/>('+' &gt;&gt; term)</text:span></text:p>
                <text:p><text:span text:style-name="T5"><text:s text:c="8"/></text:span><text:span text:style-name="T5">| <text:s text:c="2"/>('-' &gt;&gt; term)</text:span></text:p>
                <text:p><text:span text:style-name="T5"><text:s text:c="8"/></text:span><text:span text:style-name="T5">)</text:span></text:p>
                <text:p><text:span text:style-name="T5"><text:s text:c="4"/></text:span><text:span text:style-name="T5">;</text:span></text:p>
              </text:list-header>
            </text:list>
          </draw:text-box>
        </draw:frame>
        <presentation:notes draw:style-name="dp2">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draw:text-box>
            <text:p>Static → Dynamic</text:p>
          </draw:text-box>
        </draw:frame>
        <draw:frame presentation:style-name="pr4" draw:text-style-name="P4" draw:layer="layout" svg:width="14.07cm" svg:height="13.859cm" svg:x="12.43cm" svg:y="4.997cm" presentation:class="outline" presentation:user-transformed="true">
          <draw:text-box>
            <text:list text:style-name="L2">
              <text:list-header>
                <text:p><text:span text:style-name="T5">(define factor</text:span></text:p>
                <text:p><text:span text:style-name="T5"><text:s text:c="2"/></text:span><text:span text:style-name="T5">(qi:|</text:span></text:p>
                <text:p><text:span text:style-name="T5"><text:s text:c="4"/></text:span><text:span text:style-name="T5">(qi:uint_)</text:span></text:p>
                <text:p><text:span text:style-name="T5"><text:s text:c="4"/></text:span><text:span text:style-name="T5">(qi:&gt;&gt; (qi:char_ "(") (expr) (qi:char_ ")"))</text:span></text:p>
                <text:p><text:span text:style-name="T5"><text:s text:c="4"/></text:span><text:span text:style-name="T5">(qi:&gt;&gt; (qi:char_ "-") (factor))</text:span></text:p>
                <text:p><text:span text:style-name="T5"><text:s text:c="4"/></text:span><text:span text:style-name="T5">(qi:&gt;&gt; (qi:char_ "+") (factor)))</text:span></text:p>
                <text:p><text:span text:style-name="T5"><text:s text:c="4"/></text:span><text:span text:style-name="T5">)</text:span></text:p>
                <text:p><text:span text:style-name="T5"/></text:p>
                <text:p><text:span text:style-name="T5">(define term</text:span></text:p>
                <text:p><text:span text:style-name="T5"><text:s text:c="2"/></text:span><text:span text:style-name="T5">(qi:&gt;&gt; (factor)</text:span></text:p>
                <text:p><text:span text:style-name="T5"><text:s text:c="6"/></text:span><text:span text:style-name="T5">(qi:*</text:span></text:p>
                <text:p><text:span text:style-name="T5"><text:s text:c="10"/></text:span><text:span text:style-name="T5">(qi:|</text:span></text:p>
                <text:p><text:span text:style-name="T5"><text:s text:c="14"/></text:span><text:span text:style-name="T5">(qi:&gt;&gt; (qi:char_ "*") (factor))</text:span></text:p>
                <text:p><text:span text:style-name="T5"><text:s text:c="14"/></text:span><text:span text:style-name="T5">(qi:&gt;&gt; (qi:char_ "/") (factor)))))</text:span></text:p>
                <text:p><text:span text:style-name="T5"><text:s text:c="14"/></text:span><text:span text:style-name="T5">)</text:span></text:p>
                <text:p><text:span text:style-name="T5"/></text:p>
                <text:p><text:span text:style-name="T5">(define expr</text:span></text:p>
                <text:p><text:span text:style-name="T5"><text:s text:c="2"/></text:span><text:span text:style-name="T5">(qi:&gt;&gt; (term)</text:span></text:p>
                <text:p><text:span text:style-name="T5"><text:s text:c="6"/></text:span><text:span text:style-name="T5">(qi:*</text:span></text:p>
                <text:p><text:span text:style-name="T5"><text:s text:c="10"/></text:span><text:span text:style-name="T5">(qi:|</text:span></text:p>
                <text:p><text:span text:style-name="T5"><text:s text:c="14"/></text:span><text:span text:style-name="T5">(qi:&gt;&gt; (qi:char_ "+") (term))</text:span></text:p>
                <text:p><text:span text:style-name="T5"><text:s text:c="14"/></text:span><text:span text:style-name="T5">(qi:&gt;&gt; (qi:char_ "-") (term)))))</text:span></text:p>
                <text:p><text:span text:style-name="T5"><text:s text:c="14"/></text:span><text:span text:style-name="T5">)</text:span></text:p>
              </text:list-header>
            </text:list>
          </draw:text-box>
        </draw:frame>
        <draw:frame presentation:style-name="Default-outline1" draw:layer="layout" svg:width="10.03cm" svg:height="13.859cm" svg:x="1.4cm" svg:y="4.998cm" presentation:class="outline" presentation:user-transformed="true">
          <draw:text-box>
            <text:list text:style-name="L2">
              <text:list-header>
                <text:p><text:span text:style-name="T5">rule&lt;Iter, Space&gt; factor =</text:span></text:p>
                <text:p><text:span text:style-name="T5"><text:s text:c="4"/></text:span><text:span text:style-name="T5">uint_</text:span></text:p>
                <text:p><text:span text:style-name="T5"><text:s text:c="4"/></text:span><text:span text:style-name="T5">| <text:s text:c="2"/>'(' &gt;&gt; expr &gt;&gt; ')'</text:span></text:p>
                <text:p><text:span text:style-name="T5"><text:s text:c="4"/></text:span><text:span text:style-name="T5">| <text:s text:c="2"/>('-' &gt;&gt; factor)</text:span></text:p>
                <text:p><text:span text:style-name="T5"><text:s text:c="4"/></text:span><text:span text:style-name="T5">| <text:s text:c="2"/>('+' &gt;&gt; factor)</text:span></text:p>
                <text:p><text:span text:style-name="T5"><text:s text:c="4"/></text:span><text:span text:style-name="T5">;</text:span></text:p>
                <text:p><text:span text:style-name="T5"/></text:p>
                <text:p><text:span text:style-name="T5">rule&lt;Iter, Space&gt; term =</text:span></text:p>
                <text:p><text:span text:style-name="T5"><text:s text:c="4"/></text:span><text:span text:style-name="T5">factor</text:span></text:p>
                <text:p><text:span text:style-name="T5"><text:s text:c="4"/></text:span><text:span text:style-name="T5">&gt;&gt; *( <text:s text:c="2"/>('*' &gt;&gt; factor)</text:span></text:p>
                <text:p><text:span text:style-name="T5"><text:s text:c="8"/></text:span><text:span text:style-name="T5">| <text:s text:c="2"/>('/' &gt;&gt; factor)</text:span></text:p>
                <text:p><text:span text:style-name="T5"><text:s text:c="8"/></text:span><text:span text:style-name="T5">)</text:span></text:p>
                <text:p><text:span text:style-name="T5"><text:s text:c="4"/></text:span><text:span text:style-name="T5">;</text:span></text:p>
                <text:p><text:span text:style-name="T5"/></text:p>
                <text:p><text:span text:style-name="T5">rule&lt;Iter, Space&gt; expr =</text:span></text:p>
                <text:p><text:span text:style-name="T5"><text:s text:c="4"/></text:span><text:span text:style-name="T5">term</text:span></text:p>
                <text:p><text:span text:style-name="T5"><text:s text:c="4"/></text:span><text:span text:style-name="T5">&gt;&gt; *( <text:s text:c="2"/>('+' &gt;&gt; term)</text:span></text:p>
                <text:p><text:span text:style-name="T5"><text:s text:c="8"/></text:span><text:span text:style-name="T5">| <text:s text:c="2"/>('-' &gt;&gt; term)</text:span></text:p>
                <text:p><text:span text:style-name="T5"><text:s text:c="8"/></text:span><text:span text:style-name="T5">)</text:span></text:p>
                <text:p><text:span text:style-name="T5"><text:s text:c="4"/></text:span><text:span text:style-name="T5">;</text:span></text:p>
              </text:list-header>
            </text:list>
          </draw:text-box>
        </draw:frame>
        <presentation:notes draw:style-name="dp2">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draw:frame presentation:style-name="pr6" draw:layer="layout" svg:width="25.199cm" svg:height="3.506cm" svg:x="1.4cm" svg:y="0.837cm" presentation:class="title">
          <draw:text-box>
            <text:p>What's a Compiler?</text:p>
          </draw:text-box>
        </draw:frame>
        <draw:frame presentation:style-name="pr7" draw:text-style-name="P5" draw:layer="layout" svg:width="12.296cm" svg:height="13.348cm" svg:x="1.4cm" svg:y="6.985cm" presentation:class="outline" presentation:user-transformed="true">
          <draw:text-box>
            <text:list text:style-name="L2">
              <text:list-item>
                <text:p><text:span text:style-name="T6">Parsing</text:span></text:p>
                <text:list>
                  <text:list-item>
                    <text:p><text:span text:style-name="T7">Syntax validation</text:span></text:p>
                    <text:p><text:span text:style-name="T6"/></text:p>
                  </text:list-item>
                </text:list>
              </text:list-item>
              <text:list-item>
                <text:p><text:span text:style-name="T6">Semantics</text:span></text:p>
                <text:list>
                  <text:list-item>
                    <text:p><text:span text:style-name="T7">Program validation</text:span></text:p>
                  </text:list-item>
                  <text:list-item>
                    <text:p><text:span text:style-name="T7">Give source code meaning</text:span></text:p>
                  </text:list-item>
                  <text:list-item>
                    <text:p><text:span text:style-name="T7">High level, language dependent optimizations (some compilers)</text:span></text:p>
                  </text:list-item>
                  <text:list-item>
                    <text:p><text:span text:style-name="T7">Instruction selection and scheduling</text:span></text:p>
                    <text:list>
                      <text:list-header>
                        <text:p><text:span text:style-name="T6"/></text:p>
                      </text:list-header>
                    </text:list>
                  </text:list-item>
                </text:list>
              </text:list-item>
            </text:list>
          </draw:text-box>
        </draw:frame>
        <draw:frame presentation:style-name="pr4" draw:text-style-name="P6" draw:layer="layout" svg:width="12.296cm" svg:height="13.348cm" svg:x="14.311cm" svg:y="7.072cm" presentation:class="outline" presentation:user-transformed="true">
          <draw:text-box>
            <text:list text:style-name="L2">
              <text:list-item>
                <text:p><text:span text:style-name="T6">Parse tree</text:span></text:p>
                <text:list>
                  <text:list-item>
                    <text:p><text:span text:style-name="T7">No representation of semantics</text:span></text:p>
                  </text:list-item>
                </text:list>
                <text:p><text:span text:style-name="T6"/></text:p>
              </text:list-item>
              <text:list-item>
                <text:p><text:span text:style-name="T6">Abstract Syntax Tree </text:span></text:p>
                <text:list>
                  <text:list-item>
                    <text:p><text:span text:style-name="T7">Built from the parse tree</text:span></text:p>
                  </text:list-item>
                  <text:list-item>
                    <text:p><text:span text:style-name="T7">Represents the behavior of the source code</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draw:frame presentation:style-name="pr6" draw:layer="layout" svg:width="25.199cm" svg:height="3.506cm" svg:x="1.4cm" svg:y="0.837cm" presentation:class="title">
          <draw:text-box>
            <text:p>What's a Compiler?</text:p>
          </draw:text-box>
        </draw:frame>
        <draw:frame presentation:style-name="pr7" draw:text-style-name="P5" draw:layer="layout" svg:width="12.296cm" svg:height="15.406cm" svg:x="1.4cm" svg:y="4.914cm" presentation:class="outline" presentation:user-transformed="true">
          <draw:text-box>
            <text:list text:style-name="L2">
              <text:list-item>
                <text:p><text:span text:style-name="T6">Optimization / Code Gen</text:span></text:p>
                <text:list>
                  <text:list-item>
                    <text:p><text:span text:style-name="T8">Language dependent</text:span></text:p>
                    <text:list>
                      <text:list-item>
                        <text:p><text:span text:style-name="T8">Some CFG and DCE optimizations</text:span></text:p>
                      </text:list-item>
                      <text:list-item>
                        <text:p><text:span text:style-name="T8">Sibling and tail calls</text:span></text:p>
                      </text:list-item>
                    </text:list>
                  </text:list-item>
                  <text:list-item>
                    <text:p><text:span text:style-name="T8">Higher-level language independent </text:span></text:p>
                    <text:list>
                      <text:list-item>
                        <text:p><text:span text:style-name="T8">Inlining</text:span></text:p>
                      </text:list-item>
                      <text:list-item>
                        <text:p><text:span text:style-name="T8">Low-level CFG passes</text:span></text:p>
                      </text:list-item>
                      <text:list-item>
                        <text:p><text:span text:style-name="T8">Loop optimizations</text:span></text:p>
                      </text:list-item>
                    </text:list>
                  </text:list-item>
                  <text:list-item>
                    <text:p><text:span text:style-name="T8">Lower-level machine independent</text:span></text:p>
                    <text:list>
                      <text:list-item>
                        <text:p><text:span text:style-name="T8">Some SSA passes</text:span></text:p>
                      </text:list-item>
                    </text:list>
                  </text:list-item>
                  <text:list-item>
                    <text:p><text:span text:style-name="T8">Machine dependent (mostly SSA-based)</text:span></text:p>
                    <text:list>
                      <text:list-item>
                        <text:p><text:span text:style-name="T8">Register allocation</text:span></text:p>
                      </text:list-item>
                      <text:list-item>
                        <text:p><text:span text:style-name="T8">Instruction selection and scheduling</text:span></text:p>
                        <text:p><text:span text:style-name="T7"/></text:p>
                      </text:list-item>
                    </text:list>
                  </text:list-item>
                </text:list>
              </text:list-item>
              <text:list-item>
                <text:p><text:span text:style-name="T6">Link Time Optimization</text:span></text:p>
                <text:list>
                  <text:list-item>
                    <text:p><text:span text:style-name="T8">Whole-program passes</text:span></text:p>
                  </text:list-item>
                </text:list>
              </text:list-item>
            </text:list>
          </draw:text-box>
        </draw:frame>
        <draw:frame presentation:style-name="pr4" draw:text-style-name="P6" draw:layer="layout" svg:width="12.296cm" svg:height="15.406cm" svg:x="14.311cm" svg:y="5.014cm" presentation:class="outline" presentation:user-transformed="true">
          <draw:text-box>
            <text:list text:style-name="L2">
              <text:list-item>
                <text:p><text:span text:style-name="T6">Low level IR hierarchy</text:span></text:p>
                <text:list>
                  <text:list-item>
                    <text:p><text:span text:style-name="T8">Derived from the AST</text:span></text:p>
                  </text:list-item>
                  <text:list-item>
                    <text:p><text:span text:style-name="T8">Control Flow Graph</text:span></text:p>
                  </text:list-item>
                  <text:list-item>
                    <text:p><text:span text:style-name="T8">Tree forms</text:span></text:p>
                  </text:list-item>
                  <text:list-item>
                    <text:p><text:span text:style-name="T8">SSA forms</text:span></text:p>
                  </text:list-item>
                  <text:list-item>
                    <text:p><text:span text:style-name="T8">RTL forms</text:span></text:p>
                  </text:list-item>
                  <text:list-item>
                    <text:p><text:span text:style-name="T8">Bytecode</text:span></text:p>
                    <text:p><text:span text:style-name="T8"/></text:p>
                    <text:p><text:span text:style-name="T8"/></text:p>
                    <text:p><text:span text:style-name="T8"/></text:p>
                    <text:p><text:span text:style-name="T8"/></text:p>
                    <text:p><text:span text:style-name="T8"/></text:p>
                    <text:p><text:span text:style-name="T8"/></text:p>
                  </text:list-item>
                </text:list>
              </text:list-item>
              <text:list-item>
                <text:p><text:span text:style-name="T6">Object Code </text:span></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draw:text-box>
            <text:p>What's a Compiler?</text:p>
          </draw:text-box>
        </draw:frame>
        <draw:frame presentation:style-name="pr4" draw:layer="layout" svg:width="25.199cm" svg:height="13.859cm" svg:x="1.4cm" svg:y="4.914cm" presentation:class="outline">
          <draw:text-box>
            <text:list text:style-name="L2">
              <text:list-item>
                <text:p>GCC IR hierarchy </text:p>
                <text:list>
                  <text:list-item>
                    <text:p>GENERIC (tree language, language independent)</text:p>
                  </text:list-item>
                  <text:list-item>
                    <text:p>GIMPLE (SSA language, refinement of GENERIC)</text:p>
                  </text:list-item>
                  <text:list-item>
                    <text:p>RTL (register transfer language, very low-level)</text:p>
                  </text:list-item>
                </text:list>
              </text:list-item>
              <text:list-item>
                <text:p>Clang/LLVM IR hierarchy</text:p>
                <text:list>
                  <text:list-item>
                    <text:p>Clang AST (language dependent)</text:p>
                  </text:list-item>
                  <text:list-item>
                    <text:p>LLVM Assembly (SSA language, language independent)</text:p>
                  </text:list-item>
                </text:list>
              </text:list-item>
              <text:list-item>
                <text:p>PathScale</text:p>
                <text:list>
                  <text:list-item>
                    <text:p>WHIRL languages</text:p>
                  </text:list-item>
                  <text:list-item>
                    <text:p>5 separate forms</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6" draw:layer="layout" svg:width="25.199cm" svg:height="3.506cm" svg:x="1.4cm" svg:y="0.837cm" presentation:class="title">
          <draw:text-box>
            <text:p>Semantic Actions are Evil</text:p>
          </draw:text-box>
        </draw:frame>
        <draw:frame presentation:style-name="Default-outline1" draw:layer="layout" svg:width="25.199cm" svg:height="13.859cm" svg:x="1.4cm" svg:y="4.914cm" presentation:class="outline" presentation:user-transformed="true">
          <draw:text-box>
            <text:list text:style-name="L2">
              <text:list-header>
                <text:p><text:span text:style-name="T5">rule&lt;Iter, int(), Space&gt; expr =</text:span></text:p>
                <text:p><text:span text:style-name="T5"><text:s text:c="4"/></text:span><text:span text:style-name="T5">term <text:s text:c="27"/></text:span><text:span text:style-name="T9">[_val = _1]</text:span></text:p>
                <text:p><text:span text:style-name="T5"><text:s text:c="4"/></text:span><text:span text:style-name="T5">&gt;&gt; *( <text:s text:c="2"/>('+' &gt;&gt; term <text:s text:c="11"/></text:span><text:span text:style-name="T9">[_val += _1]</text:span><text:span text:style-name="T5">)</text:span></text:p>
                <text:p><text:span text:style-name="T5"><text:s text:c="8"/></text:span><text:span text:style-name="T5">| <text:s text:c="2"/>('-' &gt;&gt; term <text:s text:c="11"/></text:span><text:span text:style-name="T9">[_val -= _1]</text:span><text:span text:style-name="T5">)</text:span></text:p>
                <text:p><text:span text:style-name="T5"><text:s text:c="8"/></text:span><text:span text:style-name="T5">)</text:span></text:p>
                <text:p><text:span text:style-name="T5"><text:s text:c="4"/></text:span><text:span text:style-name="T5">;</text:span></text:p>
                <text:p><text:span text:style-name="T5"/></text:p>
                <text:p><text:span text:style-name="T5">rule&lt;Iter, int(), Space&gt; term =</text:span></text:p>
                <text:p><text:span text:style-name="T5"><text:s text:c="4"/></text:span><text:span text:style-name="T5">factor <text:s text:c="25"/></text:span><text:span text:style-name="T9">[_val = _1]</text:span></text:p>
                <text:p><text:span text:style-name="T5"><text:s text:c="4"/></text:span><text:span text:style-name="T5">&gt;&gt; *( <text:s text:c="2"/>('*' &gt;&gt; factor <text:s text:c="9"/></text:span><text:span text:style-name="T10">[_val *= _1]</text:span><text:span text:style-name="T5">)</text:span></text:p>
                <text:p><text:span text:style-name="T5"><text:s text:c="8"/></text:span><text:span text:style-name="T5">| <text:s text:c="2"/>('/' &gt;&gt; factor <text:s text:c="9"/></text:span><text:span text:style-name="T9">[_val /= _1]</text:span><text:span text:style-name="T5">)</text:span></text:p>
                <text:p><text:span text:style-name="T5"><text:s text:c="8"/></text:span><text:span text:style-name="T5">)</text:span></text:p>
                <text:p><text:span text:style-name="T5"><text:s text:c="4"/></text:span><text:span text:style-name="T5">;</text:span></text:p>
                <text:p><text:span text:style-name="T5"/></text:p>
                <text:p><text:span text:style-name="T5">rule&lt;Iter, int(), Space&gt; factor =</text:span></text:p>
                <text:p><text:span text:style-name="T5"><text:s text:c="4"/></text:span><text:span text:style-name="T5">uint_ <text:s text:c="26"/></text:span><text:span text:style-name="T9">[_val = _1]</text:span></text:p>
                <text:p><text:span text:style-name="T5"><text:s text:c="4"/></text:span><text:span text:style-name="T5">| <text:s text:c="2"/>'(' &gt;&gt; expr <text:s text:c="16"/></text:span><text:span text:style-name="T9">[_val = _1]</text:span><text:span text:style-name="T5"> &gt;&gt; ')'</text:span></text:p>
                <text:p><text:span text:style-name="T5"><text:s text:c="4"/></text:span><text:span text:style-name="T5">| <text:s text:c="2"/>('-' &gt;&gt; factor <text:s text:c="13"/></text:span><text:span text:style-name="T9">[_val = -_1]</text:span><text:span text:style-name="T5">)</text:span></text:p>
                <text:p><text:span text:style-name="T5"><text:s text:c="4"/></text:span><text:span text:style-name="T5">| <text:s text:c="2"/>('+' &gt;&gt; factor <text:s text:c="13"/></text:span><text:span text:style-name="T9">[_val = _1]</text:span><text:span text:style-name="T5">)</text:span></text:p>
                <text:p><text:span text:style-name="T5"><text:s text:c="4"/></text:span><text:span text:style-name="T5">;</text:span></text:p>
              </text:list-header>
            </text:list>
          </draw:text-box>
        </draw:frame>
        <draw:frame draw:style-name="gr2" draw:text-style-name="P7" draw:layer="layout" svg:width="9.539cm" svg:height="6.48cm" svg:x="17.766cm" svg:y="8.76cm">
          <draw:text-box>
            <text:p><text:span text:style-name="T11">I want you to never write grammars that look like this!</text:span></text:p>
            <text:p><text:span text:style-name="T11"/></text:p>
            <text:p><text:span text:style-name="T11"><text:s text:c="2"/></text:span><text:span text:style-name="T11">0.) It is harder to read.</text:span></text:p>
            <text:p><text:span text:style-name="T11"><text:s text:c="2"/></text:span><text:span text:style-name="T11">1.) It pollutes the attribute</text:span></text:p>
            <text:p><text:span text:style-name="T11"><text:s text:c="7"/></text:span><text:span text:style-name="T11">grammar.</text:span></text:p>
            <text:p><text:span text:style-name="T11"><text:s text:c="2"/></text:span><text:span text:style-name="T11">2.) Our primitives are not</text:span></text:p>
            <text:p><text:span text:style-name="T11"><text:s text:c="7"/></text:span><text:span text:style-name="T11">first class citizens (rules).</text:span></text:p>
            <text:p><text:span text:style-name="T11"><text:s/></text:span></text:p>
            <text:p><text:span text:style-name="T11"/></text:p>
          </draw:text-box>
        </draw:frame>
        <presentation:notes draw:style-name="dp2">
          <draw:page-thumbnail draw:style-name="gr1"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6" draw:layer="layout" svg:width="25.199cm" svg:height="3.506cm" svg:x="1.4cm" svg:y="0.837cm" presentation:class="title">
          <draw:text-box>
            <text:p>Semantic Actions are Evil</text:p>
          </draw:text-box>
        </draw:frame>
        <draw:frame presentation:style-name="pr4" draw:layer="layout" svg:width="25.199cm" svg:height="12.423cm" svg:x="1.401cm" svg:y="5.95cm" presentation:class="outline" presentation:user-transformed="true">
          <draw:text-box>
            <text:list text:style-name="L2">
              <text:list-item>
                <text:p>Rationale:</text:p>
                <text:list>
                  <text:list-item>
                    <text:p>Syntactically simple grammars are easier to work with.</text:p>
                    <text:list>
                      <text:list-item>
                        <text:p>Easier for others to maintain.</text:p>
                      </text:list-item>
                      <text:list-item>
                        <text:p>Easier to debug.</text:p>
                      </text:list-item>
                    </text:list>
                  </text:list-item>
                  <text:list-item>
                    <text:p>I'm an attribute grammar purist.</text:p>
                    <text:list>
                      <text:list-item>
                        <text:p>I want all mutations of the Spirit attribute grammar to be explicit.</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506cm" svg:x="1.4cm" svg:y="0.837cm" presentation:class="title">
          <draw:text-box>
            <text:p>Semantic Actions are Evil</text:p>
          </draw:text-box>
        </draw:frame>
        <draw:frame presentation:style-name="Default-outline1" draw:layer="layout" svg:width="25.199cm" svg:height="13.859cm" svg:x="1.4cm" svg:y="4.914cm" presentation:class="outline" presentation:user-transformed="true">
          <draw:text-box>
            <text:list text:style-name="L2">
              <text:list-header>
                <text:p><text:span text:style-name="T5">rule&lt;Iter, </text:span><text:span text:style-name="T12">std::vector&lt;int&gt;()</text:span><text:span text:style-name="T5">, Space&gt; expr =</text:span></text:p>
                <text:p><text:span text:style-name="T5"><text:s text:c="4"/></text:span><text:span text:style-name="T5">term</text:span></text:p>
                <text:p><text:span text:style-name="T5"><text:s text:c="4"/></text:span><text:span text:style-name="T5">&gt;&gt; *( <text:s text:c="2"/>('+' &gt;&gt; term)</text:span></text:p>
                <text:p><text:span text:style-name="T5"><text:s text:c="8"/></text:span><text:span text:style-name="T5">| <text:s text:c="2"/>('-' &gt;&gt; term)</text:span></text:p>
                <text:p><text:span text:style-name="T5"><text:s text:c="8"/></text:span><text:span text:style-name="T5">)</text:span></text:p>
                <text:p><text:span text:style-name="T5"><text:s text:c="4"/></text:span><text:span text:style-name="T5">;</text:span></text:p>
                <text:p><text:span text:style-name="T5"/></text:p>
                <text:p><text:span text:style-name="T5">rule&lt;Iter, </text:span><text:span text:style-name="T12">std::vector&lt;int&gt;()</text:span><text:span text:style-name="T5">, Space&gt; term =</text:span></text:p>
                <text:p><text:span text:style-name="T5"><text:s text:c="4"/></text:span><text:span text:style-name="T5">factor</text:span></text:p>
                <text:p><text:span text:style-name="T5"><text:s text:c="4"/></text:span><text:span text:style-name="T5">&gt;&gt; *( <text:s text:c="2"/>('*' &gt;&gt; factor)</text:span></text:p>
                <text:p><text:span text:style-name="T5"><text:s text:c="8"/></text:span><text:span text:style-name="T5">| <text:s text:c="2"/>('/' &gt;&gt; factor)</text:span></text:p>
                <text:p><text:span text:style-name="T5"><text:s text:c="8"/></text:span><text:span text:style-name="T5">)</text:span></text:p>
                <text:p><text:span text:style-name="T5"><text:s text:c="4"/></text:span><text:span text:style-name="T5">;</text:span></text:p>
                <text:p><text:span text:style-name="T5"/></text:p>
                <text:p><text:span text:style-name="T5">rule&lt;Iter, </text:span><text:span text:style-name="T12">std::vector&lt;int&gt;()</text:span><text:span text:style-name="T5">, Space&gt; factor =</text:span></text:p>
                <text:p><text:span text:style-name="T5"><text:s text:c="4"/></text:span><text:span text:style-name="T5">uint_</text:span></text:p>
                <text:p><text:span text:style-name="T5"><text:s text:c="4"/></text:span><text:span text:style-name="T5">| <text:s text:c="2"/>'(' &gt;&gt; expr &gt;&gt; ')'</text:span></text:p>
                <text:p><text:span text:style-name="T5"><text:s text:c="4"/></text:span><text:span text:style-name="T5">| <text:s text:c="2"/>('-' &gt;&gt; factor)</text:span></text:p>
                <text:p><text:span text:style-name="T5"><text:s text:c="4"/></text:span><text:span text:style-name="T5">| <text:s text:c="2"/>('+' &gt;&gt; factor)</text:span></text:p>
                <text:p><text:span text:style-name="T5"><text:s text:c="4"/></text:span><text:span text:style-name="T5">;</text:span></text:p>
              </text:list-header>
            </text:list>
          </draw:text-box>
        </draw:frame>
        <draw:frame draw:style-name="gr2" draw:text-style-name="P8" draw:layer="layout" svg:width="8.269cm" svg:height="7.215cm" svg:x="17.766cm" svg:y="8.025cm">
          <draw:text-box>
            <text:p><text:span text:style-name="T13">If we remove the semantic actions, the grammar is much easier to read, and the attribute grammar has not been implicitly hacked. However, we loose all of our semantic information!</text:span></text:p>
          </draw:text-box>
        </draw:frame>
        <presentation:notes draw:style-name="dp2">
          <draw:page-thumbnail draw:style-name="gr1" draw:layer="layout" svg:width="13.968cm" svg:height="10.476cm" svg:x="3.81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Semantic Actions are Evil</text:p>
          </draw:text-box>
        </draw:frame>
        <draw:frame presentation:style-name="Default-outline1" draw:text-style-name="P9" draw:layer="layout" svg:width="25.199cm" svg:height="13.859cm" svg:x="1.4cm" svg:y="4.914cm" presentation:class="outline" presentation:user-transformed="true">
          <draw:text-box>
            <text:list text:style-name="L2">
              <text:list-header>
                <text:p><text:span text:style-name="T14">rule&lt;Iter, </text:span><text:span text:style-name="T15">???</text:span><text:span text:style-name="T14">, Space&gt; factor <text:s text:c="3"/>= uint_ |'(' &gt;&gt; expr &gt;&gt; ')' | minus_ | plus_;</text:span></text:p>
                <text:p><text:span text:style-name="T14"/></text:p>
                <text:p><text:span text:style-name="T14">rule&lt;Iter, </text:span><text:span text:style-name="T15">???</text:span><text:span text:style-name="T14">, Space&gt; term <text:s text:c="5"/>= factor &gt;&gt; *(times_ | divides_);</text:span></text:p>
                <text:p><text:span text:style-name="T14"/></text:p>
                <text:p><text:span text:style-name="T14">rule&lt;Iter, </text:span><text:span text:style-name="T15">???</text:span><text:span text:style-name="T14">, Space&gt; expr <text:s text:c="5"/>= term &gt;&gt; *(positive_ | negative_);</text:span></text:p>
                <text:p><text:span text:style-name="T14"/></text:p>
                <text:p><text:span text:style-name="T14">rule&lt;Iter, </text:span><text:span text:style-name="T15">???</text:span><text:span text:style-name="T14">, Space&gt; minus_ <text:s text:c="3"/>= '-' &gt;&gt; factor;</text:span></text:p>
                <text:p><text:span text:style-name="T14"/></text:p>
                <text:p><text:span text:style-name="T14">rule&lt;Iter, </text:span><text:span text:style-name="T15">???</text:span><text:span text:style-name="T14">, Space&gt; plus_ <text:s text:c="4"/>= '+' &gt;&gt; factor;</text:span></text:p>
                <text:p><text:span text:style-name="T14"/></text:p>
                <text:p><text:span text:style-name="T14">rule&lt;Iter, </text:span><text:span text:style-name="T15">???</text:span><text:span text:style-name="T14">, Space&gt; times_ <text:s text:c="3"/>= '*' &gt;&gt; factor;</text:span></text:p>
                <text:p><text:span text:style-name="T14"/></text:p>
                <text:p><text:span text:style-name="T14">rule&lt;Iter, </text:span><text:span text:style-name="T15">???</text:span><text:span text:style-name="T14">, Space&gt; divides_ <text:s/>= '/' &gt;&gt; factor;</text:span></text:p>
                <text:p><text:span text:style-name="T14"/></text:p>
                <text:p><text:span text:style-name="T14">rule&lt;Iter, </text:span><text:span text:style-name="T15">???</text:span><text:span text:style-name="T14">, Space&gt; negative_ = '+' &gt;&gt; term;</text:span></text:p>
                <text:p><text:span text:style-name="T14"/></text:p>
                <text:p><text:span text:style-name="T14">rule&lt;Iter, </text:span><text:span text:style-name="T15">???</text:span><text:span text:style-name="T14">, Space&gt; positive_ = '-' &gt;&gt; term;</text:span></text:p>
              </text:list-header>
            </text:list>
          </draw:text-box>
        </draw:frame>
        <draw:frame draw:style-name="gr2" draw:text-style-name="P8" draw:layer="layout" svg:width="8.269cm" svg:height="5.715cm" svg:x="18.415cm" svg:y="11.43cm">
          <draw:text-box>
            <text:p><text:span text:style-name="T13">Now, let's divide atoms of semantic meta-data into separate rules. This is closer to what I want to see! But, what attributes do we associate with each rule?</text:span></text:p>
          </draw:text-box>
        </draw:frame>
        <presentation:notes draw:style-name="dp2">
          <draw:page-thumbnail draw:style-name="gr1" draw:layer="layout" svg:width="13.968cm" svg:height="10.476cm" svg:x="3.81cm" svg:y="2.123cm" draw:page-number="11" presentation:class="page"/>
          <draw:frame presentation:style-name="pr5"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506cm" svg:x="1.4cm" svg:y="0.837cm" presentation:class="title">
          <draw:text-box>
            <text:p>Use the Attribute Grammar, Luke!</text:p>
          </draw:text-box>
        </draw:frame>
        <draw:frame presentation:style-name="pr4" draw:layer="layout" svg:width="25.199cm" svg:height="12.423cm" svg:x="1.4cm" svg:y="6.35cm" presentation:class="outline" presentation:user-transformed="true">
          <draw:text-box>
            <text:list text:style-name="L2">
              <text:list-item>
                <text:p>Essential concept: The Spirit attribute grammar can be changed on an application-by-application basis through the use of Spirit-style customization points (SSCPs).</text:p>
              </text:list-item>
              <text:list-item>
                <text:p>This means we can gather semantic information and implement tree building by modifying the attribute grammar.</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3.506cm" svg:x="1.4cm" svg:y="0.837cm" presentation:class="title">
          <draw:text-box>
            <text:p>Use the Attribute Grammar, Luke!</text:p>
          </draw:text-box>
        </draw:frame>
        <draw:frame presentation:style-name="pr4" draw:layer="layout" svg:width="25.199cm" svg:height="13.859cm" svg:x="1.4cm" svg:y="4.914cm" presentation:class="outline">
          <draw:text-box>
            <text:list text:style-name="L2">
              <text:list-item>
                <text:p>Example of a simple SSCP:</text:p>
                <text:p/>
                <text:p><text:span text:style-name="T16">template &lt;typename T, /* more template parameters */, typename Enable = void&gt;</text:span></text:p>
                <text:p><text:span text:style-name="T16">struct nifty_hook {</text:span></text:p>
                <text:p><text:span text:style-name="T16"><text:s text:c="2"/></text:span><text:span text:style-name="T16">typedef some_type type;</text:span></text:p>
                <text:p><text:span text:style-name="T16"/></text:p>
                <text:p><text:span text:style-name="T16"><text:s text:c="2"/></text:span><text:span text:style-name="T16">static type call (T const&amp;) { /* ... */ }</text:span></text:p>
                <text:p><text:span text:style-name="T16"/></text:p>
                <text:p><text:span text:style-name="T16"><text:s text:c="2"/></text:span><text:span text:style-name="T16">/* call overloads */</text:span></text:p>
                <text:p><text:span text:style-name="T16">};</text:span></text:p>
                <text:p><text:span text:style-name="T16"/></text:p>
                <text:p><text:span text:style-name="T16">template &lt;typename T&gt;</text:span></text:p>
                <text:p><text:span text:style-name="T16">typename nifty_hook&lt;T&gt;::type nifty (T const&amp; t)</text:span></text:p>
                <text:p><text:span text:style-name="T16">{ return nifty_hook&lt;T&gt;::call(t); }</text:span></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presentation:user-transformed="true">
          <draw:text-box>
            <text:p>Use the Attribute Grammar, Luke!</text:p>
          </draw:text-box>
        </draw:frame>
        <draw:frame presentation:style-name="pr4" draw:layer="layout" svg:width="25.199cm" svg:height="13.859cm" svg:x="1.4cm" svg:y="4.914cm" presentation:class="outline">
          <draw:text-box>
            <text:list text:style-name="L2">
              <text:list-item>
                <text:p>How to associate actions with a rule by modifying the attribute grammar:</text:p>
                <text:list>
                  <text:list-item>
                    <text:p>Determine the actual (RHS) attribute of the rule.</text:p>
                  </text:list-item>
                  <text:list-item>
                    <text:p>Create a type that can hold both the actual attribute data, as well as the semantic information you need to store.</text:p>
                  </text:list-item>
                  <text:list-item>
                    <text:p>Specialize the appropriate SSCPs in Spirit to handle your type.</text:p>
                    <text:list>
                      <text:list-item>
                        <text:p>In most cases, this means specializing transform_attribute&lt;&gt;</text:p>
                      </text:list-item>
                    </text:list>
                  </text:list-item>
                  <text:list-item>
                    <text:p>Specify the type as the rule's synthesized attribute. </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user-transformed="true">
          <draw:text-box>
            <text:p>Use the Attribute Grammar, Luke!</text:p>
          </draw:text-box>
        </draw:frame>
        <draw:frame presentation:style-name="pr4" draw:text-style-name="P4" draw:layer="layout" svg:width="25.199cm" svg:height="13.859cm" svg:x="1.4cm" svg:y="4.914cm" presentation:class="outline" presentation:user-transformed="true">
          <draw:text-box>
            <text:list text:style-name="L2">
              <text:list-header>
                <text:p><text:span text:style-name="T5">namespace client</text:span></text:p>
                <text:p><text:span text:style-name="T5">{</text:span></text:p>
                <text:p><text:span text:style-name="T5"><text:s text:c="4"/></text:span><text:span text:style-name="T5">template &lt;typename A, typename B&gt;</text:span></text:p>
                <text:p><text:span text:style-name="T5"><text:s text:c="4"/></text:span><text:span text:style-name="T5">struct data</text:span></text:p>
                <text:p><text:span text:style-name="T5"><text:s text:c="4"/></text:span><text:span text:style-name="T5">{</text:span></text:p>
                <text:p><text:span text:style-name="T5"><text:s text:c="8"/></text:span><text:span text:style-name="T5">A a;</text:span></text:p>
                <text:p><text:span text:style-name="T5"><text:s text:c="8"/></text:span><text:span text:style-name="T5">B b;</text:span></text:p>
                <text:p><text:span text:style-name="T5"><text:s text:c="4"/></text:span><text:span text:style-name="T5">};</text:span></text:p>
                <text:p><text:span text:style-name="T5"/></text:p>
                <text:p><text:span text:style-name="T5"><text:s text:c="4"/></text:span><text:span text:style-name="T5">template &lt;typename Iterator, typename A, typename B&gt;</text:span></text:p>
                <text:p><text:span text:style-name="T5"><text:s text:c="4"/></text:span><text:span text:style-name="T5">struct data_grammar : grammar&lt;Iterator, data&lt;A, B&gt;()&gt;</text:span></text:p>
                <text:p><text:span text:style-name="T5"><text:s text:c="4"/></text:span><text:span text:style-name="T5">{</text:span></text:p>
                <text:p><text:span text:style-name="T5"><text:s text:c="8"/></text:span><text:span text:style-name="T5">data_grammar() : data_grammar::base_type(start) </text:span></text:p>
                <text:p><text:span text:style-name="T5"><text:s text:c="8"/></text:span><text:span text:style-name="T5">{</text:span></text:p>
                <text:p><text:span text:style-name="T5"><text:s text:c="12"/></text:span><text:span text:style-name="T5">start = real_start;</text:span></text:p>
                <text:p><text:span text:style-name="T5"><text:s text:c="12"/></text:span><text:span text:style-name="T5">real_start = auto_ &gt;&gt; ',' &gt;&gt; auto_;</text:span></text:p>
                <text:p><text:span text:style-name="T5"><text:s text:c="8"/></text:span><text:span text:style-name="T5">}</text:span></text:p>
                <text:p><text:span text:style-name="T5"/></text:p>
                <text:p><text:span text:style-name="T5"><text:s text:c="8"/></text:span><text:span text:style-name="T5">qi::rule&lt;Iterator, data&lt;A, B&gt;()&gt; start;</text:span></text:p>
                <text:p><text:span text:style-name="T5"><text:s text:c="8"/></text:span><text:span text:style-name="T5">qi::rule&lt;Iterator, fusion::vector&lt;A&amp;, B&amp;&gt;()&gt; real_start;</text:span></text:p>
                <text:p><text:span text:style-name="T5"><text:s text:c="4"/></text:span><text:span text:style-name="T5">};</text:span></text:p>
                <text:p><text:span text:style-name="T5">}</text:span></text:p>
              </text:list-header>
            </text:list>
          </draw:text-box>
        </draw:frame>
        <presentation:notes draw:style-name="dp2">
          <draw:page-thumbnail draw:style-name="gr1" draw:layer="layout" svg:width="13.968cm" svg:height="10.476cm" svg:x="3.81cm" svg:y="2.123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Use the Attribute Grammar, Luke!</text:p>
          </draw:text-box>
        </draw:frame>
        <draw:frame presentation:style-name="pr4" draw:text-style-name="P10" draw:layer="layout" svg:width="25.199cm" svg:height="11.788cm" svg:x="1.401cm" svg:y="5.706cm" presentation:class="outline" presentation:user-transformed="true">
          <draw:text-box>
            <text:list text:style-name="L2">
              <text:list-header>
                <text:p><text:span text:style-name="T17"/></text:p>
                <text:p><text:span text:style-name="T17">namespace boost { namespace spirit { namespace traits </text:span></text:p>
                <text:p><text:span text:style-name="T17">{</text:span></text:p>
                <text:p><text:span text:style-name="T17"><text:s text:c="4"/></text:span><text:span text:style-name="T17">template &lt;typename A, typename B&gt;</text:span></text:p>
                <text:p><text:span text:style-name="T17"><text:s text:c="4"/></text:span><text:span text:style-name="T17">struct transform_attribute&lt;client::data&lt;A, B&gt;, fusion::vector&lt;A&amp;, B&amp;&gt;, qi::domain&gt;</text:span></text:p>
                <text:p><text:span text:style-name="T17"><text:s text:c="4"/></text:span><text:span text:style-name="T17">{</text:span></text:p>
                <text:p><text:span text:style-name="T17"><text:s text:c="8"/></text:span><text:span text:style-name="T17">typedef fusion::vector&lt;A&amp;, B&amp;&gt; type;</text:span></text:p>
                <text:p><text:span text:style-name="T17"/></text:p>
                <text:p><text:span text:style-name="T17"><text:s text:c="8"/></text:span><text:span text:style-name="T17">static type pre(client::data&lt;A, B&gt;&amp; val) { return type(val.a, val.b); }</text:span></text:p>
                <text:p><text:span text:style-name="T17"><text:s text:c="8"/></text:span><text:span text:style-name="T17">static void post(client::data&lt;A, B&gt;&amp;, fusion::vector&lt;A&amp;, B&amp;&gt; const&amp;) {}</text:span></text:p>
                <text:p><text:span text:style-name="T17"><text:s text:c="8"/></text:span><text:span text:style-name="T17">static void fail(client::data&lt;A, B&gt;&amp;) {}</text:span></text:p>
                <text:p><text:span text:style-name="T17"><text:s text:c="4"/></text:span><text:span text:style-name="T17">};</text:span></text:p>
                <text:p><text:span text:style-name="T17">}}}</text:span></text:p>
                <text:p><text:span text:style-name="T16"/></text:p>
              </text:list-header>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Use the Attribute Grammar, Luke!</text:p>
          </draw:text-box>
        </draw:frame>
        <draw:frame presentation:style-name="pr4" draw:text-style-name="P4" draw:layer="layout" svg:width="25.199cm" svg:height="6.708cm" svg:x="1.401cm" svg:y="7.146cm" presentation:class="outline" presentation:user-transformed="true">
          <draw:text-box>
            <text:list text:style-name="L2">
              <text:list-header>
                <text:p><text:span text:style-name="T18">template &lt;&gt;</text:span></text:p>
                <text:p><text:span text:style-name="T18">struct transform_attribute&lt;utree::nil_type, unused_type, karma::domain&gt; {</text:span></text:p>
                <text:p><text:span text:style-name="T18"><text:s text:c="2"/></text:span><text:span text:style-name="T18">typedef unused_type type;</text:span></text:p>
                <text:p><text:span text:style-name="T18"/></text:p>
                <text:p><text:span text:style-name="T18"><text:s text:c="2"/></text:span><text:span text:style-name="T18">static unused_type pre (utree::nil_type&amp;)</text:span></text:p>
                <text:p><text:span text:style-name="T18"><text:s text:c="2"/></text:span><text:span text:style-name="T18">{ return unused_type(); }</text:span></text:p>
                <text:p><text:span text:style-name="T18">};</text:span></text:p>
              </text:list-header>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presentation:user-transformed="true">
          <draw:text-box>
            <text:p>Meet utree</text:p>
          </draw:text-box>
        </draw:frame>
        <draw:frame presentation:style-name="pr4" draw:layer="layout" svg:width="25.199cm" svg:height="11.788cm" svg:x="1.4cm" svg:y="4.606cm" presentation:class="outline" presentation:user-transformed="true">
          <draw:text-box>
            <text:list text:style-name="L2">
              <text:list-item>
                <text:p>Need for utree:</text:p>
                <text:list>
                  <text:list-item>
                    <text:p>A generic, hierarchical tree structure is needed for the attribute grammar specialization design strategy. Additionally, some of the more obscure SSCPs are not documented and slightly painful to work with. This makes integrating a tree structure with Spirit through attribute grammar specialization a bit painful.</text:p>
                    <text:list>
                      <text:list-item>
                        <text:p>This encourages the use of semantic actions. </text:p>
                      </text:list-item>
                    </text:list>
                  </text:list-item>
                </text:list>
              </text:list-item>
            </text:list>
          </draw:text-box>
        </draw:frame>
        <presentation:notes draw:style-name="dp2">
          <draw:page-thumbnail draw:style-name="gr1" draw:layer="layout" svg:width="13.968cm" svg:height="10.476cm" svg:x="3.81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presentation:user-transformed="true">
          <draw:text-box>
            <text:p>Meet utree</text:p>
          </draw:text-box>
        </draw:frame>
        <draw:frame presentation:style-name="pr4" draw:layer="layout" svg:width="25.199cm" svg:height="11.788cm" svg:x="1.4cm" svg:y="5.606cm" presentation:class="outline" presentation:user-transformed="true">
          <draw:text-box>
            <text:list text:style-name="L2">
              <text:list-item>
                <text:p>Requirements for utree:</text:p>
                <text:list>
                  <text:list-item>
                    <text:p>Limited or no use of virtual functions and runtime type information.</text:p>
                  </text:list-item>
                  <text:list-item>
                    <text:p>Minimal memory footprint.</text:p>
                  </text:list-item>
                  <text:list-item>
                    <text:p>Minimal dependencies (even Boost and STL).</text:p>
                  </text:list-item>
                  <text:list-item>
                    <text:p>Dynamic type system.</text:p>
                  </text:list-item>
                  <text:list-item>
                    <text:p>Mechanisms for user extensio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custom-shape draw:style-name="gr3" draw:text-style-name="P2" xml:id="id2" draw:id="id2" draw:layer="layout" svg:width="0.635cm" svg:height="0.635cm" svg:x="13.335cm" svg:y="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layer="layout" svg:width="25.199cm" svg:height="3.506cm" svg:x="1.4cm" svg:y="0.837cm" presentation:class="title" presentation:user-transformed="true">
          <draw:text-box>
            <text:p>Meet utree</text:p>
          </draw:text-box>
        </draw:frame>
        <draw:frame draw:style-name="gr4" draw:text-style-name="P2" xml:id="id8" draw:id="id8" draw:layer="layout" svg:width="3.495cm" svg:height="1.673cm" svg:x="3.49cm" svg:y="9.757cm">
          <draw:text-box>
            <text:p text:style-name="P2"><text:span text:style-name="T11">[x, y]</text:span></text:p>
            <text:p text:style-name="P2">(list range)</text:p>
          </draw:text-box>
        </draw:frame>
        <draw:frame draw:style-name="gr4" draw:text-style-name="P2" xml:id="id9" draw:id="id9" draw:layer="layout" svg:width="3.601cm" svg:height="1.673cm" svg:x="3.175cm" svg:y="12.297cm">
          <draw:text-box>
            <text:p text:style-name="P2"><text:span text:style-name="T11">&amp;</text:span></text:p>
            <text:p text:style-name="P2">(reference)</text:p>
          </draw:text-box>
        </draw:frame>
        <draw:frame draw:style-name="gr4" draw:text-style-name="P2" xml:id="id1" draw:id="id1" draw:layer="layout" svg:width="6.043cm" svg:height="1.673cm" svg:x="3.175cm" svg:y="6.985cm">
          <draw:text-box>
            <text:p text:style-name="P2"><text:span text:style-name="T11">(1, 2.0, true, “bar”)</text:span></text:p>
            <text:p text:style-name="P2">(list)</text:p>
          </draw:text-box>
        </draw:frame>
        <draw:frame draw:style-name="gr4" draw:text-style-name="P2" xml:id="id10" draw:id="id10" draw:layer="layout" svg:width="3.173cm" svg:height="1.673cm" svg:x="6.35cm" svg:y="16.51cm">
          <draw:text-box>
            <text:p text:style-name="P2"><text:span text:style-name="T11">false</text:span></text:p>
            <text:p text:style-name="P2">(boolean)</text:p>
          </draw:text-box>
        </draw:frame>
        <draw:frame draw:style-name="gr4" draw:text-style-name="P2" xml:id="id11" draw:id="id11" draw:layer="layout" svg:width="2.822cm" svg:height="1.673cm" svg:x="10.795cm" svg:y="16.51cm">
          <draw:text-box>
            <text:p text:style-name="P2"><text:span text:style-name="T11">3.14</text:span></text:p>
            <text:p text:style-name="P2">(double)</text:p>
          </draw:text-box>
        </draw:frame>
        <draw:frame draw:style-name="gr4" draw:text-style-name="P2" xml:id="id12" draw:id="id12" draw:layer="layout" svg:width="2.86cm" svg:height="1.673cm" svg:x="14.285cm" svg:y="17.377cm">
          <draw:text-box>
            <text:p text:style-name="P2"><text:span text:style-name="T11">17</text:span></text:p>
            <text:p text:style-name="P2">(integer)</text:p>
          </draw:text-box>
        </draw:frame>
        <draw:frame draw:style-name="gr4" draw:text-style-name="P2" xml:id="id13" draw:id="id13" draw:layer="layout" svg:width="4.05cm" svg:height="1.673cm" svg:x="18.175cm" svg:y="16.742cm">
          <draw:text-box>
            <text:p text:style-name="P2"><text:span text:style-name="T11">101101</text:span></text:p>
            <text:p text:style-name="P2">(binary data)</text:p>
          </draw:text-box>
        </draw:frame>
        <draw:frame draw:style-name="gr4" draw:text-style-name="P2" xml:id="id4" draw:id="id4" draw:layer="layout" svg:width="3.144cm" svg:height="1.673cm" svg:x="15.24cm" svg:y="4.042cm">
          <draw:text-box>
            <text:p text:style-name="P2"><text:span text:style-name="T11">f(n)</text:span></text:p>
            <text:p text:style-name="P2">(function)</text:p>
          </draw:text-box>
        </draw:frame>
        <draw:frame draw:style-name="gr4" draw:text-style-name="P2" xml:id="id14" draw:id="id14" draw:layer="layout" svg:width="2.923cm" svg:height="1.673cm" svg:x="21.842cm" svg:y="14.837cm">
          <draw:text-box>
            <text:p text:style-name="P2"><text:span text:style-name="T11">foo</text:span></text:p>
            <text:p text:style-name="P2">(symbol)</text:p>
          </draw:text-box>
        </draw:frame>
        <draw:frame draw:style-name="gr4" draw:text-style-name="P2" xml:id="id15" draw:id="id15" draw:layer="layout" svg:width="4.516cm" svg:height="1.673cm" svg:x="22.225cm" svg:y="12.297cm">
          <draw:text-box>
            <text:p text:style-name="P2"><text:span text:style-name="T11">“</text:span><text:span text:style-name="T11">hello world”</text:span></text:p>
            <text:p text:style-name="P2">(string)</text:p>
          </draw:text-box>
        </draw:frame>
        <draw:frame draw:style-name="gr4" draw:text-style-name="P2" xml:id="id7" draw:id="id7" draw:layer="layout" svg:width="4.27cm" svg:height="1.673cm" svg:x="23.495cm" svg:y="9.525cm">
          <draw:text-box>
            <text:p text:style-name="P2"><text:span text:style-name="T11">“</text:span><text:span text:style-name="T11">buzz”</text:span></text:p>
            <text:p text:style-name="P2">(string range)</text:p>
          </draw:text-box>
        </draw:frame>
        <draw:frame draw:style-name="gr4" draw:text-style-name="P2" xml:id="id6" draw:id="id6" draw:layer="layout" svg:width="2.644cm" svg:height="1.673cm" svg:x="20.216cm" svg:y="7.852cm">
          <draw:text-box>
            <text:p text:style-name="P2"><text:span text:style-name="T11">nil</text:span></text:p>
            <text:p text:style-name="P2">(empty)</text:p>
          </draw:text-box>
        </draw:frame>
        <draw:frame draw:style-name="gr4" draw:text-style-name="P2" xml:id="id5" draw:id="id5" draw:layer="layout" svg:width="2.716cm" svg:height="1.673cm" svg:x="18.415cm" svg:y="5.715cm">
          <draw:text-box>
            <text:p text:style-name="P2"><text:span text:style-name="T11">NULL</text:span></text:p>
            <text:p text:style-name="P2">(invalid)</text:p>
          </draw:text-box>
        </draw:frame>
        <draw:frame draw:style-name="gr4" draw:text-style-name="P2" xml:id="id3" draw:id="id3" draw:layer="layout" svg:width="5.353cm" svg:height="1.673cm" svg:x="9.252cm" svg:y="4.445cm">
          <draw:text-box>
            <text:p text:style-name="P2"><text:span text:style-name="T11">T*</text:span></text:p>
            <text:p text:style-name="P2">(arbitrary pointer)</text:p>
          </draw:text-box>
        </draw:frame>
        <draw:connector draw:style-name="gr5" draw:text-style-name="P2" draw:layer="layout" draw:type="line" svg:x1="6.196cm" svg:y1="8.658cm" svg:x2="13.428cm" svg:y2="11.323cm" draw:start-shape="id1" draw:start-glue-point="2" draw:end-shape="id2" draw:end-glue-point="5" svg:d="m6196 8658 7232 2665">
          <text:p/>
        </draw:connector>
        <draw:connector draw:style-name="gr5" draw:text-style-name="P2" draw:layer="layout" draw:type="line" svg:x1="11.928cm" svg:y1="6.118cm" svg:x2="13.428cm" svg:y2="11.323cm" draw:start-shape="id3" draw:start-glue-point="2" draw:end-shape="id2" draw:end-glue-point="5" svg:d="m11928 6118 1500 5205">
          <text:p/>
        </draw:connector>
        <draw:connector draw:style-name="gr5" draw:text-style-name="P2" draw:layer="layout" draw:type="line" svg:x1="16.812cm" svg:y1="5.715cm" svg:x2="13.97cm" svg:y2="11.548cm" draw:start-shape="id4" draw:start-glue-point="2" draw:end-shape="id2" draw:end-glue-point="10" svg:d="m16812 5715-2842 5833">
          <text:p/>
        </draw:connector>
        <draw:connector draw:style-name="gr5" draw:text-style-name="P2" draw:layer="layout" draw:type="line" svg:x1="19.773cm" svg:y1="7.388cm" svg:x2="13.877cm" svg:y2="11.323cm" draw:start-shape="id5" draw:start-glue-point="2" draw:end-shape="id2" draw:end-glue-point="11" svg:d="m19773 7388-5896 3935">
          <text:p/>
        </draw:connector>
        <draw:connector draw:style-name="gr5" draw:text-style-name="P2" draw:layer="layout" draw:type="line" svg:x1="21.538cm" svg:y1="9.525cm" svg:x2="13.428cm" svg:y2="11.323cm" draw:start-shape="id6" draw:start-glue-point="2" draw:end-shape="id2" draw:end-glue-point="5" svg:d="m21538 9525-8110 1798">
          <text:p/>
        </draw:connector>
        <draw:connector draw:style-name="gr5" draw:text-style-name="P2" draw:layer="layout" draw:type="line" svg:x1="23.495cm" svg:y1="10.361cm" svg:x2="13.877cm" svg:y2="11.323cm" draw:start-shape="id7" draw:start-glue-point="3" draw:end-shape="id2" draw:end-glue-point="11" svg:d="m23495 10361-9618 962">
          <text:p/>
        </draw:connector>
        <draw:connector draw:style-name="gr5" draw:text-style-name="P2" draw:layer="layout" draw:type="line" svg:x1="6.985cm" svg:y1="10.593cm" svg:x2="13.877cm" svg:y2="11.323cm" draw:start-shape="id8" draw:start-glue-point="1" draw:end-shape="id2" draw:end-glue-point="11" svg:d="m6985 10593 6892 730">
          <text:p/>
        </draw:connector>
        <draw:connector draw:style-name="gr5" draw:text-style-name="P2" draw:layer="layout" draw:type="line" svg:x1="6.776cm" svg:y1="13.133cm" svg:x2="13.428cm" svg:y2="11.772cm" draw:start-shape="id9" draw:start-glue-point="1" draw:end-shape="id2" draw:end-glue-point="7" svg:d="m6776 13133 6652-1361">
          <text:p/>
        </draw:connector>
        <draw:connector draw:style-name="gr5" draw:text-style-name="P2" draw:layer="layout" draw:type="line" svg:x1="7.936cm" svg:y1="16.51cm" svg:x2="13.428cm" svg:y2="11.772cm" draw:start-shape="id10" draw:start-glue-point="0" draw:end-shape="id2" draw:end-glue-point="7" svg:d="m7936 16510 5492-4738">
          <text:p/>
        </draw:connector>
        <draw:connector draw:style-name="gr5" draw:text-style-name="P2" draw:layer="layout" draw:type="line" svg:x1="12.206cm" svg:y1="16.51cm" svg:x2="13.97cm" svg:y2="11.548cm" draw:start-shape="id11" draw:start-glue-point="0" draw:end-shape="id2" draw:end-glue-point="10" svg:d="m12206 16510 1764-4962">
          <text:p/>
        </draw:connector>
        <draw:connector draw:style-name="gr5" draw:text-style-name="P2" draw:layer="layout" draw:type="line" svg:x1="15.715cm" svg:y1="17.377cm" svg:x2="13.97cm" svg:y2="11.548cm" draw:start-shape="id12" draw:start-glue-point="0" draw:end-shape="id2" draw:end-glue-point="10" svg:d="m15715 17377-1745-5829">
          <text:p/>
        </draw:connector>
        <draw:connector draw:style-name="gr5" draw:text-style-name="P2" draw:layer="layout" draw:type="line" svg:x1="20.2cm" svg:y1="16.742cm" svg:x2="13.877cm" svg:y2="11.772cm" draw:start-shape="id13" draw:start-glue-point="0" draw:end-shape="id2" draw:end-glue-point="9" svg:d="m20200 16742-6323-4970">
          <text:p/>
        </draw:connector>
        <draw:connector draw:style-name="gr5" draw:text-style-name="P2" draw:layer="layout" draw:type="line" svg:x1="21.842cm" svg:y1="15.673cm" svg:x2="13.97cm" svg:y2="11.548cm" draw:start-shape="id14" draw:start-glue-point="3" draw:end-shape="id2" draw:end-glue-point="10" svg:d="m21842 15673-7872-4125">
          <text:p/>
        </draw:connector>
        <draw:connector draw:style-name="gr5" draw:text-style-name="P2" draw:layer="layout" draw:type="line" svg:x1="22.225cm" svg:y1="13.133cm" svg:x2="13.877cm" svg:y2="11.323cm" draw:start-shape="id15" draw:start-glue-point="3" draw:end-shape="id2" draw:end-glue-point="11" svg:d="m22225 13133-8348-1810">
          <text:p/>
        </draw:connector>
        <draw:custom-shape draw:style-name="gr6" draw:text-style-name="P2" draw:layer="layout" svg:width="4.445cm" svg:height="2.54cm" svg:x="11.43cm" svg:y="10.16cm">
          <text:p text:style-name="P2">utre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user-transformed="true">
          <draw:text-box>
            <text:p>Meet utree</text:p>
          </draw:text-box>
        </draw:frame>
        <draw:frame presentation:style-name="pr4" draw:layer="layout" svg:width="25.199cm" svg:height="11.788cm" svg:x="1.4cm" svg:y="5.406cm" presentation:class="outline" presentation:user-transformed="true">
          <draw:text-box>
            <text:list text:style-name="L2">
              <text:list-item>
                <text:p>Implementation details:</text:p>
                <text:list>
                  <text:list-item>
                    <text:p>Discriminated union used for type punning.</text:p>
                  </text:list-item>
                  <text:list-item>
                    <text:p>Lists are doubly linked.</text:p>
                  </text:list-item>
                  <text:list-item>
                    <text:p>sizeof(void*[4]).</text:p>
                  </text:list-item>
                  <text:list-item>
                    <text:p>STL interface</text:p>
                  </text:list-item>
                  <text:list-item>
                    <text:p>Small strings are stored directly, large strings are allocated on the heap.</text:p>
                  </text:list-item>
                  <text:list-item>
                    <text:p>Supports Boost.Variant style visitatio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5"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
        <draw:frame presentation:style-name="pr6" draw:layer="layout" svg:width="25.199cm" svg:height="3.506cm" svg:x="1.4cm" svg:y="0.837cm" presentation:class="title">
          <draw:text-box>
            <text:p>Meet utree</text:p>
          </draw:text-box>
        </draw:frame>
        <draw:frame draw:style-name="standard" draw:layer="layout" svg:width="8.759cm" svg:height="5.831cm" svg:x="1.4cm" svg:y="7.585cm" presentation:class="table" presentation:user-transformed="true">
          <table:table table:template-name="default" table:use-first-row-styles="true" table:use-banding-rows-styles="true">
            <table:table-column table:style-name="co1"/>
            <table:table-row table:style-name="ro1">
              <table:table-cell table:style-name="ce1">
                <text:p><text:span text:style-name="T11">0x0: &lt;node information&gt;</text:span></text:p>
              </table:table-cell>
            </table:table-row>
            <table:table-row table:style-name="ro1">
              <table:table-cell table:style-name="ce1">
                <text:p><text:span text:style-name="T11">0x1: &lt;node information&gt;</text:span></text:p>
              </table:table-cell>
            </table:table-row>
            <table:table-row table:style-name="ro1">
              <table:table-cell table:style-name="ce1">
                <text:p><text:span text:style-name="T11">...</text:span></text:p>
              </table:table-cell>
            </table:table-row>
            <table:table-row table:style-name="ro1">
              <table:table-cell table:style-name="ce1">
                <text:p><text:span text:style-name="T11">...</text:span></text:p>
              </table:table-cell>
            </table:table-row>
            <table:table-row table:style-name="ro1">
              <table:table-cell table:style-name="ce1">
                <text:p><text:span text:style-name="T11">...</text:span></text:p>
              </table:table-cell>
            </table:table-row>
            <table:table-row table:style-name="ro1">
              <table:table-cell table:style-name="ce1">
                <text:p><text:span text:style-name="T11">0xn: &lt;node information&gt;</text:span></text:p>
              </table:table-cell>
            </table:table-row>
          </table:table>
          <draw:image xlink:href="Pictures/TablePreview1.svm" xlink:type="simple" xlink:show="embed" xlink:actuate="onLoad"/>
        </draw:frame>
        <draw:frame presentation:style-name="pr4" draw:layer="layout" svg:width="12.296cm" svg:height="13.859cm" svg:x="14.311cm" svg:y="4.914cm" presentation:class="outline">
          <draw:text-box>
            <text:list text:style-name="L2">
              <text:list-item>
                <text:p>Tags (integral data, up to ¾ * sizeof(void*) bytes) can be stored in utree nodes.</text:p>
              </text:list-item>
              <text:list-item>
                <text:p>These tags can be used to store indexes into an annotation table.</text:p>
              </text:list-item>
              <text:list-item>
                <text:p>This allows the association of user-specified meta-data with utree nodes</text:p>
                <text:list>
                  <text:list-item>
                    <text:p>For example, source location references (e.g. line, column and file info) </text:p>
                  </text:list-item>
                </text:list>
              </text:list-item>
            </text:list>
          </draw:text-box>
        </draw:frame>
        <draw:custom-shape draw:style-name="gr6" draw:text-style-name="P2" draw:layer="layout" svg:width="3.81cm" svg:height="2.54cm" svg:x="1.905cm" svg:y="14.605cm">
          <text:p text:style-name="P2">utre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1.27cm" svg:height="1.27cm" svg:x="5.08cm" svg:y="15.24cm">
          <text:p text:style-name="P2">0x0</text:p>
          <draw:enhanced-geometry svg:viewBox="0 0 21600 21600" draw:type="rectangle" draw:enhanced-path="M 0 0 L 21600 0 21600 21600 0 21600 0 0 Z N"/>
        </draw:custom-shape>
        <draw:custom-shape draw:style-name="gr6" draw:text-style-name="P2" draw:layer="layout" svg:width="3.81cm" svg:height="2.54cm" svg:x="6.985cm" svg:y="16.51cm">
          <text:p text:style-name="P2">utre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1.27cm" svg:height="1.27cm" svg:x="10.16cm" svg:y="17.145cm">
          <text:p text:style-name="P2">0x1</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5"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6" draw:layer="layout" svg:width="25.199cm" svg:height="3.506cm" svg:x="1.4cm" svg:y="0.837cm" presentation:class="title">
          <draw:text-box>
            <text:p>Meet utree</text:p>
          </draw:text-box>
        </draw:frame>
        <draw:frame presentation:style-name="Default-outline1" draw:text-style-name="P11" draw:layer="layout" svg:width="25.964cm" svg:height="13.859cm" svg:x="1.018cm" svg:y="4.915cm" presentation:class="outline" presentation:user-transformed="true">
          <draw:text-box>
            <text:list text:style-name="L2">
              <text:list-header>
                <text:p><text:span text:style-name="T19">rule&lt;Iter, </text:span><text:span text:style-name="T20">utree()</text:span><text:span text:style-name="T19">, Space&gt; factor <text:s text:c="3"/>= uint_ |'(' &gt;&gt; expr &gt;&gt; ')' | minus_ | plus_;</text:span></text:p>
                <text:p><text:span text:style-name="T19"/></text:p>
                <text:p><text:span text:style-name="T19">rule&lt;Iter, </text:span><text:span text:style-name="T20">utree()</text:span><text:span text:style-name="T19">, Space&gt; term <text:s text:c="5"/>= factor &gt;&gt; *(times_ | divides_);</text:span></text:p>
                <text:p><text:span text:style-name="T19"/></text:p>
                <text:p><text:span text:style-name="T19">rule&lt;Iter, </text:span><text:span text:style-name="T20">utree()</text:span><text:span text:style-name="T19">, Space&gt; expr <text:s text:c="5"/>= term &gt;&gt; *(positive_ | negative_);</text:span></text:p>
                <text:p><text:span text:style-name="T19"/></text:p>
                <text:p><text:span text:style-name="T19">rule&lt;Iter, </text:span><text:span text:style-name="T20">utree()</text:span><text:span text:style-name="T19">, Space&gt; minus_ <text:s text:c="3"/>= </text:span><text:span text:style-name="T20">char_</text:span><text:span text:style-name="T19">('-') &gt;&gt; factor;</text:span></text:p>
                <text:p><text:span text:style-name="T19"/></text:p>
                <text:p><text:span text:style-name="T19">rule&lt;Iter, </text:span><text:span text:style-name="T20">utree()</text:span><text:span text:style-name="T19">, Space&gt; plus_ <text:s text:c="4"/>= </text:span><text:span text:style-name="T20">char_</text:span><text:span text:style-name="T19">('+') &gt;&gt; factor;</text:span></text:p>
                <text:p><text:span text:style-name="T19"/></text:p>
                <text:p><text:span text:style-name="T19">rule&lt;Iter, </text:span><text:span text:style-name="T20">utree()</text:span><text:span text:style-name="T19">, Space&gt; times_ <text:s text:c="3"/>= </text:span><text:span text:style-name="T20">char_</text:span><text:span text:style-name="T19">('*') &gt;&gt; factor;</text:span></text:p>
                <text:p><text:span text:style-name="T19"/></text:p>
                <text:p><text:span text:style-name="T19">rule&lt;Iter, </text:span><text:span text:style-name="T20">utree()</text:span><text:span text:style-name="T19">, Space&gt; divides_ <text:s/>= </text:span><text:span text:style-name="T20">char_</text:span><text:span text:style-name="T19">('/') &gt;&gt; factor;</text:span></text:p>
                <text:p><text:span text:style-name="T19"/></text:p>
                <text:p><text:span text:style-name="T19">rule&lt;Iter, </text:span><text:span text:style-name="T20">utree()</text:span><text:span text:style-name="T19">, Space&gt; negative_ = </text:span><text:span text:style-name="T20">char_</text:span><text:span text:style-name="T19">('+') &gt;&gt; term;</text:span></text:p>
                <text:p><text:span text:style-name="T19"/></text:p>
                <text:p><text:span text:style-name="T19">rule&lt;Iter, </text:span><text:span text:style-name="T20">utree()</text:span><text:span text:style-name="T19">, Space&gt; positive_ = </text:span><text:span text:style-name="T20">char_</text:span><text:span text:style-name="T19">('-') &gt;&gt; term;</text:span></text:p>
              </text:list-header>
            </text:list>
          </draw:text-box>
        </draw:frame>
        <presentation:notes draw:style-name="dp2">
          <draw:page-thumbnail draw:style-name="gr1" draw:layer="layout" svg:width="13.968cm" svg:height="10.476cm" svg:x="3.81cm" svg:y="2.123cm" draw:page-number="23" presentation:class="page"/>
          <draw:frame presentation:style-name="pr5"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3.506cm" svg:x="1.4cm" svg:y="0.837cm" presentation:class="title">
          <draw:text-box>
            <text:p>Meet utree</text:p>
          </draw:text-box>
        </draw:frame>
        <draw:frame presentation:style-name="Default-outline1" draw:text-style-name="P11" draw:layer="layout" svg:width="25.964cm" svg:height="13.859cm" svg:x="1.018cm" svg:y="4.914cm" presentation:class="outline" presentation:user-transformed="true">
          <draw:text-box>
            <text:list text:style-name="L2">
              <text:list-header>
                <text:p><text:span text:style-name="T19">rule&lt;Iter, utree(), Space&gt; factor <text:s text:c="3"/>= uint_ |'(' &gt;&gt; expr &gt;&gt; ')' | minus_ | plus_;</text:span></text:p>
                <text:p><text:span text:style-name="T19"/></text:p>
                <text:p><text:span text:style-name="T19">rule&lt;Iter, utree(), Space&gt; term <text:s text:c="5"/>= factor &gt;&gt; *(times_ | divides_);</text:span></text:p>
                <text:p><text:span text:style-name="T19"/></text:p>
                <text:p><text:span text:style-name="T19">rule&lt;Iter, utree(), Space&gt; expr <text:s text:c="5"/>= term &gt;&gt; *(positive_ | negative_);</text:span></text:p>
                <text:p><text:span text:style-name="T19"/></text:p>
                <text:p><text:span text:style-name="T19">rule&lt;Iter, utree(), Space&gt; minus_ <text:s text:c="3"/>= char_('-') &gt;&gt; factor;</text:span></text:p>
                <text:p><text:span text:style-name="T19"/></text:p>
                <text:p><text:span text:style-name="T19">rule&lt;Iter, utree(), Space&gt; plus_ <text:s text:c="4"/>= char_('+') &gt;&gt; factor;</text:span></text:p>
                <text:p><text:span text:style-name="T19"/></text:p>
                <text:p><text:span text:style-name="T19">rule&lt;Iter, utree(), Space&gt; times_ <text:s text:c="3"/>= char_('*') &gt;&gt; factor;</text:span></text:p>
                <text:p><text:span text:style-name="T19"/></text:p>
                <text:p><text:span text:style-name="T19">rule&lt;Iter, utree(), Space&gt; divides_ <text:s/>= char_('/') &gt;&gt; factor;</text:span></text:p>
                <text:p><text:span text:style-name="T19"/></text:p>
                <text:p><text:span text:style-name="T19">rule&lt;Iter, utree(), Space&gt; negative_ = char_('+') &gt;&gt; term;</text:span></text:p>
                <text:p><text:span text:style-name="T19"/></text:p>
                <text:p><text:span text:style-name="T19">rule&lt;Iter, utree(), Space&gt; positive_ = char_('-') &gt;&gt; term;</text:span></text:p>
              </text:list-header>
            </text:list>
          </draw:text-box>
        </draw:frame>
        <draw:custom-shape draw:style-name="gr7" draw:text-style-name="P2" draw:layer="layout" svg:width="3.51cm" svg:height="8.89cm" svg:x="13.635cm" svg:y="9.525cm">
          <text:p/>
          <draw:enhanced-geometry svg:viewBox="0 0 21600 21600" draw:type="rectangle" draw:enhanced-path="M 0 0 L 21600 0 21600 21600 0 21600 0 0 Z N"/>
        </draw:custom-shape>
        <draw:frame draw:style-name="gr2" draw:text-style-name="P8" draw:layer="layout" svg:width="6.985cm" svg:height="7.62cm" svg:x="20.52cm" svg:y="10.16cm">
          <draw:text-box>
            <text:p><text:span text:style-name="T13">The operators are problematical, because utrees can represent both strings and symbols. Creating a utree from a char (which is the attribute of char_) creates a utree string node.</text:span></text:p>
          </draw:text-box>
        </draw:frame>
        <presentation:notes draw:style-name="dp2">
          <draw:page-thumbnail draw:style-name="gr1" draw:layer="layout" svg:width="13.968cm" svg:height="10.476cm" svg:x="3.81cm" svg:y="2.123cm" draw:page-number="24" presentation:class="page"/>
          <draw:frame presentation:style-name="pr5"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6" draw:layer="layout" svg:width="25.199cm" svg:height="3.506cm" svg:x="1.4cm" svg:y="0.837cm" presentation:class="title">
          <draw:text-box>
            <text:p>Meet utree</text:p>
          </draw:text-box>
        </draw:frame>
        <draw:frame presentation:style-name="Default-outline1" draw:text-style-name="P12" draw:layer="layout" svg:width="25.964cm" svg:height="10.326cm" svg:x="1.018cm" svg:y="5.337cm" presentation:class="outline" presentation:user-transformed="true">
          <draw:text-box>
            <text:list text:style-name="L2">
              <text:list-header>
                <text:p><text:span text:style-name="T21">rule&lt;Iter, utf8_symbol_type()&gt; fact_sym = char_('+-');</text:span></text:p>
                <text:p><text:span text:style-name="T21">rule&lt;Iter, utree(), Space&gt; fact_op <text:s text:c="5"/>= fact_sym &gt;&gt; factor;</text:span></text:p>
                <text:p><text:span text:style-name="T21">rule&lt;Iter, utree(), Space&gt; factor <text:s text:c="6"/>= uint_ |'(' &gt;&gt; expr &gt;&gt; ')' | fact_op;</text:span></text:p>
                <text:p><text:span text:style-name="T21"/></text:p>
                <text:p><text:span text:style-name="T21">rule&lt;Iter, utf8_symbol_type()&gt; term_sym = char_('*/');</text:span></text:p>
                <text:p><text:span text:style-name="T21">rule&lt;Iter, utree(), Space&gt; term_op <text:s text:c="5"/>= term_sym &gt;&gt; factor;</text:span></text:p>
                <text:p><text:span text:style-name="T21">rule&lt;Iter, utree(), Space&gt; term <text:s text:c="8"/>= factor &gt;&gt; *term_op;</text:span></text:p>
                <text:p><text:span text:style-name="T21"/></text:p>
                <text:p><text:span text:style-name="T21">rule&lt;Iter, utf8_symbol_type()&gt; expr_sym = char_('+-');</text:span></text:p>
                <text:p><text:span text:style-name="T21">rule&lt;Iter, utree(), Space&gt; expr_op <text:s text:c="5"/>= expr_sym &gt;&gt; term;</text:span></text:p>
                <text:p><text:span text:style-name="T21">rule&lt;Iter, utree(), Space&gt; expr <text:s text:c="8"/>= term &gt;&gt; *expr_op;</text:span></text:p>
              </text:list-header>
            </text:list>
          </draw:text-box>
        </draw:frame>
        <presentation:notes draw:style-name="dp2">
          <draw:page-thumbnail draw:style-name="gr1" draw:layer="layout" svg:width="13.968cm" svg:height="10.476cm" svg:x="3.81cm" svg:y="2.123cm" draw:page-number="25" presentation:class="page"/>
          <draw:frame presentation:style-name="pr5"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presentation:user-transformed="true">
          <draw:text-box>
            <text:p>Meet utree</text:p>
          </draw:text-box>
        </draw:frame>
        <draw:frame presentation:style-name="pr4" draw:layer="layout" svg:width="25.199cm" svg:height="8.094cm" svg:x="1.4cm" svg:y="6.606cm" presentation:class="outline" presentation:user-transformed="true">
          <draw:text-box>
            <text:list text:style-name="L2">
              <text:list-item>
                <text:p>What's utf8_symbol_type?</text:p>
                <text:list>
                  <text:list-item>
                    <text:p>Essentially an alias for std::string, except in the eyes of Spirit's attribute grammar.</text:p>
                  </text:list-item>
                  <text:list-item>
                    <text:p>The attribute grammar specializations create a utree symbol node instead of a utree string under the hood.</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5"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6" draw:layer="layout" svg:width="25.199cm" svg:height="3.506cm" svg:x="1.4cm" svg:y="0.837cm" presentation:class="title">
          <draw:text-box>
            <text:p>LISP Interpreter</text:p>
          </draw:text-box>
        </draw:frame>
        <draw:frame presentation:style-name="pr4" draw:layer="layout" svg:width="25.199cm" svg:height="13.859cm" svg:x="1.4cm" svg:y="4.914cm" presentation:class="outline">
          <draw:text-box>
            <text:list text:style-name="L2">
              <text:list-item>
                <text:p>Phoenix expressions (phxpr, Spirit devs also refer to this as Dynamic Phoenix).</text:p>
                <text:list>
                  <text:list-item>
                    <text:p>Building block for Dynamic Spirit and Dynamic Proto.</text:p>
                  </text:list-item>
                  <text:list-item>
                    <text:p>Draws from Scheme, Python and C++.</text:p>
                  </text:list-item>
                  <text:list-item>
                    <text:p>Minimal design.</text:p>
                  </text:list-item>
                </text:list>
              </text:list-item>
              <text:list-item>
                <text:p>We have a more diverse language specification, but today, I'll just be covering a small subset. </text:p>
              </text:list-item>
            </text:list>
          </draw:text-box>
        </draw:frame>
        <presentation:notes draw:style-name="dp2">
          <draw:page-thumbnail draw:style-name="gr1" draw:layer="layout" svg:width="13.968cm" svg:height="10.476cm" svg:x="3.81cm" svg:y="2.123cm" draw:page-number="27" presentation:class="page"/>
          <draw:frame presentation:style-name="pr5"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6" draw:layer="layout" svg:width="25.199cm" svg:height="3.506cm" svg:x="1.4cm" svg:y="0.837cm" presentation:class="title">
          <draw:text-box>
            <text:p>LISP Interpreter</text:p>
          </draw:text-box>
        </draw:frame>
        <draw:frame presentation:style-name="pr4" draw:layer="layout" svg:width="25.199cm" svg:height="13.859cm" svg:x="1.4cm" svg:y="4.914cm" presentation:class="outline">
          <draw:text-box>
            <text:list text:style-name="L2">
              <text:list-item>
                <text:p>Lambda expressions</text:p>
                <text:list>
                  <text:list-item>
                    <text:p><text:span text:style-name="T22">(lambda &lt;formals&gt; &lt;body&gt;)</text:span></text:p>
                  </text:list-item>
                </text:list>
              </text:list-item>
              <text:list-item>
                <text:p>Variable references</text:p>
                <text:list>
                  <text:list-item>
                    <text:p><text:span text:style-name="T22">&lt;variable&gt;</text:span></text:p>
                  </text:list-item>
                </text:list>
              </text:list-item>
              <text:list-item>
                <text:p>Procedure calls</text:p>
                <text:list>
                  <text:list-item>
                    <text:p><text:span text:style-name="T22">(&lt;operator&gt; &lt;operand1&gt; …)</text:span></text:p>
                  </text:list-item>
                </text:list>
              </text:list-item>
              <text:list-item>
                <text:p><text:span text:style-name="T22">Four primitive procedures:</text:span></text:p>
                <text:list>
                  <text:list-item>
                    <text:p><text:span text:style-name="T22">+, -, * and /</text:span></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5"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6" draw:layer="layout" svg:width="25.199cm" svg:height="3.506cm" svg:x="1.4cm" svg:y="0.837cm" presentation:class="title">
          <draw:text-box>
            <text:p>LISP Interpreter</text:p>
          </draw:text-box>
        </draw:frame>
        <draw:g>
          <draw:custom-shape draw:style-name="gr6" draw:text-style-name="P13" xml:id="id17" draw:id="id17" draw:layer="layout" svg:width="7.62cm" svg:height="1.27cm" svg:x="9.988cm" svg:y="6.438cm">
            <text:p text:style-name="P13"><text:span text:style-name="T23">(lambda (x) (* x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xml:id="id16" draw:id="id16" draw:layer="layout" svg:width="3.175cm" svg:height="1.27cm" svg:x="5.543cm" svg:y="11.683cm">
            <text:p text:style-name="P13"><text:span text:style-name="T23">lamb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xml:id="id18" draw:id="id18" draw:layer="layout" svg:width="1.905cm" svg:height="1.27cm" svg:x="11.893cm" svg:y="10.483cm">
            <text:p text:style-name="P13"><text:span text:style-name="T23">(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xml:id="id19" draw:id="id19" draw:layer="layout" svg:width="3.175cm" svg:height="1.27cm" svg:x="17.608cm" svg:y="10.483cm">
            <text:p text:style-name="P13"><text:span text:style-name="T23">(* x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xml:id="id20" draw:id="id20" draw:layer="layout" svg:width="1.27cm" svg:height="1.27cm" svg:x="11.893cm" svg:y="14.058cm">
            <text:p text:style-name="P13"><text:span text:style-name="T23">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xml:id="id21" draw:id="id21" draw:layer="layout" svg:width="1.27cm" svg:height="1.27cm" svg:x="16.108cm" svg:y="14.093cm">
            <text:p text:style-name="P13"><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xml:id="id22" draw:id="id22" draw:layer="layout" svg:width="1.27cm" svg:height="1.27cm" svg:x="18.648cm" svg:y="14.093cm">
            <text:p text:style-name="P13"><text:span text:style-name="T23">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xml:id="id23" draw:id="id23" draw:layer="layout" svg:width="1.27cm" svg:height="1.27cm" svg:x="21.188cm" svg:y="14.093cm">
            <text:p text:style-name="P13"><text:span text:style-name="T2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draw:type="line" svg:x1="7.13cm" svg:y1="11.683cm" svg:x2="13.798cm" svg:y2="7.708cm" draw:start-shape="id16" draw:start-glue-point="0" draw:end-shape="id17" draw:end-glue-point="2" svg:d="m7130 11683 6668-3975">
            <text:p/>
          </draw:connector>
          <draw:connector draw:style-name="gr5" draw:text-style-name="P2" draw:layer="layout" draw:type="line" svg:x1="12.845cm" svg:y1="10.483cm" svg:x2="13.798cm" svg:y2="7.708cm" draw:start-shape="id18" draw:start-glue-point="0" draw:end-shape="id17" draw:end-glue-point="2" svg:d="m12845 10483 953-2775">
            <text:p/>
          </draw:connector>
          <draw:connector draw:style-name="gr5" draw:text-style-name="P2" draw:layer="layout" draw:type="line" svg:x1="19.195cm" svg:y1="10.483cm" svg:x2="13.798cm" svg:y2="7.708cm" draw:start-shape="id19" draw:start-glue-point="0" draw:end-shape="id17" draw:end-glue-point="2" svg:d="m19195 10483-5397-2775">
            <text:p/>
          </draw:connector>
          <draw:connector draw:style-name="gr5" draw:text-style-name="P2" draw:layer="layout" draw:type="line" svg:x1="12.528cm" svg:y1="14.058cm" svg:x2="12.845cm" svg:y2="11.753cm" draw:start-shape="id20" draw:start-glue-point="0" draw:end-shape="id18" draw:end-glue-point="2" svg:d="m12528 14058 317-2305">
            <text:p/>
          </draw:connector>
          <draw:connector draw:style-name="gr5" draw:text-style-name="P2" draw:layer="layout" draw:type="line" svg:x1="16.743cm" svg:y1="14.093cm" svg:x2="19.195cm" svg:y2="11.753cm" draw:start-shape="id21" draw:start-glue-point="0" draw:end-shape="id19" draw:end-glue-point="2" svg:d="m16743 14093 2452-2340">
            <text:p/>
          </draw:connector>
          <draw:connector draw:style-name="gr5" draw:text-style-name="P2" draw:layer="layout" draw:type="line" svg:x1="19.283cm" svg:y1="14.093cm" svg:x2="19.195cm" svg:y2="11.753cm" draw:start-shape="id22" draw:start-glue-point="0" draw:end-shape="id19" draw:end-glue-point="2" svg:d="m19283 14093-88-2340">
            <text:p/>
          </draw:connector>
          <draw:connector draw:style-name="gr5" draw:text-style-name="P2" draw:layer="layout" draw:type="line" svg:x1="21.823cm" svg:y1="14.093cm" svg:x2="19.195cm" svg:y2="11.753cm" draw:start-shape="id23" draw:start-glue-point="0" draw:end-shape="id19" draw:end-glue-point="2" svg:d="m21823 14093-2628-2340">
            <text:p/>
          </draw:connector>
        </draw:g>
        <presentation:notes draw:style-name="dp2">
          <draw:page-thumbnail draw:style-name="gr1" draw:layer="layout" svg:width="13.968cm" svg:height="10.476cm" svg:x="3.81cm" svg:y="2.123cm" draw:page-number="29" presentation:class="page"/>
          <draw:frame presentation:style-name="pr5"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6" draw:layer="layout" svg:width="25.199cm" svg:height="3.506cm" svg:x="1.4cm" svg:y="0.837cm" presentation:class="title">
          <draw:text-box>
            <text:p>LISP Interpreter</text:p>
          </draw:text-box>
        </draw:frame>
        <draw:frame presentation:style-name="pr8" draw:layer="layout" svg:width="25.199cm" svg:height="13.86cm" svg:x="1.4cm" svg:y="4.914cm" presentation:class="outline">
          <draw:text-box>
            <text:list text:style-name="L2">
              <text:list-item>
                <text:p>A lambda expression returns a procedure.</text:p>
              </text:list-item>
              <text:list-item>
                <text:p>Procedures are closures.</text:p>
                <text:list>
                  <text:list-item>
                    <text:p>Function + referenced environment = procedure</text:p>
                  </text:list-item>
                  <text:list-item>
                    <text:p>A procedure binds the free variables of its function. This makes procedures first class objects.</text:p>
                  </text:list-item>
                </text:list>
              </text:list-item>
              <text:list-item>
                <text:p>A procedure call consists of:</text:p>
                <text:list>
                  <text:list-item>
                    <text:p>Extend the referenced environment by binding local variables (formals) to their corresponding arguments.</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5"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6" draw:layer="layout" svg:width="25.199cm" svg:height="3.506cm" svg:x="1.4cm" svg:y="0.837cm" presentation:class="title">
          <draw:text-box>
            <text:p>LISP Interpreter</text:p>
          </draw:text-box>
        </draw:frame>
        <draw:frame presentation:style-name="pr8" draw:layer="layout" svg:width="25.199cm" svg:height="13.86cm" svg:x="1.4cm" svg:y="4.914cm" presentation:class="outline">
          <draw:text-box>
            <text:list text:style-name="L2">
              <text:list-header>
                <text:p text:style-name="P2"><text:span text:style-name="T24">(((lambda (x) (lambda (y) (+ x y))) 2) 3)</text:span></text:p>
                <text:p/>
              </text:list-header>
            </text:list>
          </draw:text-box>
        </draw:frame>
        <draw:g>
          <draw:custom-shape draw:style-name="gr6" draw:text-style-name="P14" xml:id="id25" draw:id="id25" draw:layer="layout" svg:width="3.175cm" svg:height="2.54cm" svg:x="12.168cm" svg:y="6.985cm">
            <text:p text:style-name="P14"><text:span text:style-name="T25">Global</text:span></text:p>
            <draw:enhanced-geometry svg:viewBox="0 0 21600 21600" draw:type="rectangle" draw:enhanced-path="M 0 0 L 21600 0 21600 21600 0 21600 0 0 Z N"/>
          </draw:custom-shape>
          <draw:custom-shape draw:style-name="gr6" draw:text-style-name="P2" xml:id="id24" draw:id="id24" draw:layer="layout" svg:width="3.175cm" svg:height="2.54cm" svg:x="9.628cm" svg:y="11.63cm">
            <text:p text:style-name="P2"><text:span text:style-name="T25">E1</text:span></text:p>
            <text:p text:style-name="P2"><text:span text:style-name="T11">x: 2</text:span></text:p>
            <draw:enhanced-geometry svg:viewBox="0 0 21600 21600" draw:type="rectangle" draw:enhanced-path="M 0 0 L 21600 0 21600 21600 0 21600 0 0 Z N"/>
          </draw:custom-shape>
          <draw:connector draw:style-name="gr8" draw:text-style-name="P2" draw:layer="layout" draw:type="line" svg:x1="11.215cm" svg:y1="11.63cm" svg:x2="13.755cm" svg:y2="9.525cm" draw:start-shape="id24" draw:start-glue-point="0" draw:end-shape="id25" draw:end-glue-point="2" svg:d="m11215 11630 2540-2105">
            <text:p/>
          </draw:connector>
          <draw:g xml:id="id32" draw:id="id32">
            <draw:custom-shape draw:style-name="gr3" draw:text-style-name="P2" xml:id="id26" draw:id="id26" draw:layer="layout" svg:width="1.27cm" svg:height="1.27cm" svg:x="18.053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 draw:id="id28" draw:layer="layout" svg:width="1.27cm" svg:height="1.27cm" svg:x="16.783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 draw:text-style-name="P15" xml:id="id27" draw:id="id27" draw:layer="layout" svg:width="7.275cm" svg:height="0.903cm" svg:x="16.178cm" svg:y="15.607cm">
            <draw:text-box>
              <text:p><text:span text:style-name="T23">(lambda (y) (+ x y))</text:span></text:p>
            </draw:text-box>
          </draw:frame>
          <draw:connector draw:style-name="gr8" draw:text-style-name="P2" draw:layer="layout" draw:type="line" svg:x1="18.688cm" svg:y1="13.5cm" svg:x2="19.815cm" svg:y2="15.607cm" draw:start-shape="id26" draw:start-glue-point="8" draw:end-shape="id27" draw:end-glue-point="0" svg:d="m18688 13500 1127 2107">
            <text:p/>
          </draw:connector>
          <draw:connector draw:style-name="gr8" draw:text-style-name="P2" draw:layer="layout" draw:type="line" svg:x1="17.418cm" svg:y1="12.23cm" svg:x2="15.343cm" svg:y2="8.255cm" draw:start-shape="id28" draw:start-glue-point="4" draw:end-shape="id25" draw:end-glue-point="1" svg:d="m17418 12230-2075-3975">
            <text:p/>
          </draw:connector>
          <draw:g xml:id="id34" draw:id="id34">
            <draw:custom-shape draw:style-name="gr3" draw:text-style-name="P2" xml:id="id29" draw:id="id29" draw:layer="layout" svg:width="1.27cm" svg:height="1.27cm" svg:x="12.498cm" svg:y="1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0" draw:id="id30" draw:layer="layout" svg:width="1.27cm" svg:height="1.27cm" svg:x="13.768cm" svg:y="1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8" draw:text-style-name="P2" draw:layer="layout" draw:type="line" svg:x1="13.133cm" svg:y1="17.11cm" svg:x2="11.215cm" svg:y2="14.17cm" draw:start-shape="id29" draw:start-glue-point="4" draw:end-shape="id24" draw:end-glue-point="2" svg:d="m13133 17110-1918-2940">
            <text:p/>
          </draw:connector>
          <draw:frame draw:style-name="gr4" draw:text-style-name="P15" xml:id="id31" draw:id="id31" draw:layer="layout" svg:width="2.873cm" svg:height="0.903cm" svg:x="12.998cm" svg:y="19.417cm">
            <draw:text-box>
              <text:p><text:span text:style-name="T23">(+ x y)</text:span></text:p>
            </draw:text-box>
          </draw:frame>
          <draw:connector draw:style-name="gr8" draw:text-style-name="P2" draw:layer="layout" draw:type="line" svg:x1="14.403cm" svg:y1="18.38cm" svg:x2="14.434cm" svg:y2="19.417cm" draw:start-shape="id30" draw:start-glue-point="8" draw:end-shape="id31" draw:end-glue-point="0" svg:d="m14403 18380 31 1037">
            <text:p/>
          </draw:connector>
          <draw:connector draw:style-name="gr9" draw:text-style-name="P2" draw:layer="layout" draw:type="line" svg:x1="12.803cm" svg:y1="12.9cm" svg:x2="16.783cm" svg:y2="12.865cm" draw:start-shape="id24" draw:start-glue-point="1" draw:end-shape="id32" draw:end-glue-point="3" svg:d="m12803 12900 3980-35">
            <text:p/>
          </draw:connector>
          <draw:custom-shape draw:style-name="gr6" draw:text-style-name="P2" xml:id="id33" draw:id="id33" draw:layer="layout" svg:width="3.175cm" svg:height="2.54cm" svg:x="4.548cm" svg:y="16.51cm">
            <text:p text:style-name="P2"><text:span text:style-name="T25">E2</text:span></text:p>
            <text:p text:style-name="P2"><text:span text:style-name="T11">y: 3</text:span></text:p>
            <draw:enhanced-geometry svg:viewBox="0 0 21600 21600" draw:type="rectangle" draw:enhanced-path="M 0 0 L 21600 0 21600 21600 0 21600 0 0 Z N"/>
          </draw:custom-shape>
          <draw:connector draw:style-name="gr8" draw:text-style-name="P2" draw:layer="layout" draw:type="line" svg:x1="6.135cm" svg:y1="16.51cm" svg:x2="11.215cm" svg:y2="14.17cm" draw:start-shape="id33" draw:start-glue-point="0" draw:end-shape="id24" draw:end-glue-point="2" svg:d="m6135 16510 5080-2340">
            <text:p/>
          </draw:connector>
          <draw:connector draw:style-name="gr9" draw:text-style-name="P2" draw:layer="layout" draw:type="line" svg:x1="7.723cm" svg:y1="17.78cm" svg:x2="12.498cm" svg:y2="17.745cm" draw:start-shape="id33" draw:end-shape="id34" draw:end-glue-point="3" svg:d="m7723 17780 4775-35">
            <text:p/>
          </draw:connector>
        </draw:g>
        <presentation:notes draw:style-name="dp2">
          <draw:page-thumbnail draw:style-name="gr1" draw:layer="layout" svg:width="13.968cm" svg:height="10.476cm" svg:x="3.81cm" svg:y="2.123cm" draw:page-number="31" presentation:class="page"/>
          <draw:frame presentation:style-name="pr5"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6" draw:layer="layout" svg:width="25.199cm" svg:height="3.506cm" svg:x="1.4cm" svg:y="0.837cm" presentation:class="title">
          <draw:text-box>
            <text:p>LISP Interpreter</text:p>
          </draw:text-box>
        </draw:frame>
        <draw:frame presentation:style-name="pr8" draw:layer="layout" svg:width="25.199cm" svg:height="13.86cm" svg:x="1.4cm" svg:y="4.914cm" presentation:class="outline">
          <draw:text-box>
            <text:list text:style-name="L2">
              <text:list-header>
                <text:p text:style-name="P2"><text:span text:style-name="T24">(((lambda (x) (lambda (y) (+ x y))) 2) 3)</text:span></text:p>
                <text:p/>
              </text:list-header>
            </text:list>
          </draw:text-box>
        </draw:frame>
        <draw:g>
          <draw:custom-shape draw:style-name="gr6" draw:text-style-name="P14" xml:id="id36" draw:id="id36" draw:layer="layout" svg:width="3.175cm" svg:height="2.54cm" svg:x="12.168cm" svg:y="6.985cm">
            <text:p text:style-name="P14"><text:span text:style-name="T25">Global</text:span></text:p>
            <draw:enhanced-geometry svg:viewBox="0 0 21600 21600" draw:type="rectangle" draw:enhanced-path="M 0 0 L 21600 0 21600 21600 0 21600 0 0 Z N"/>
          </draw:custom-shape>
          <draw:custom-shape draw:style-name="gr6" draw:text-style-name="P2" xml:id="id35" draw:id="id35" draw:layer="layout" svg:width="3.175cm" svg:height="2.54cm" svg:x="9.628cm" svg:y="11.63cm">
            <text:p text:style-name="P2"><text:span text:style-name="T25">E1</text:span></text:p>
            <text:p text:style-name="P2"><text:span text:style-name="T11">x: 2</text:span></text:p>
            <draw:enhanced-geometry svg:viewBox="0 0 21600 21600" draw:type="rectangle" draw:enhanced-path="M 0 0 L 21600 0 21600 21600 0 21600 0 0 Z N"/>
          </draw:custom-shape>
          <draw:connector draw:style-name="gr8" draw:text-style-name="P2" draw:layer="layout" draw:type="line" svg:x1="11.215cm" svg:y1="11.63cm" svg:x2="13.755cm" svg:y2="9.525cm" draw:start-shape="id35" draw:start-glue-point="0" draw:end-shape="id36" draw:end-glue-point="2" svg:d="m11215 11630 2540-2105">
            <text:p/>
          </draw:connector>
          <draw:g xml:id="id39" draw:id="id39">
            <draw:custom-shape draw:style-name="gr3" draw:text-style-name="P2" draw:layer="layout" svg:width="1.27cm" svg:height="1.27cm" svg:x="18.053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27cm" svg:height="1.27cm" svg:x="16.783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 draw:text-style-name="P15" xml:id="id37" draw:id="id37" draw:layer="layout" svg:width="7.275cm" svg:height="0.903cm" svg:x="16.178cm" svg:y="15.607cm">
            <draw:text-box>
              <text:p><text:span text:style-name="T23">(lambda (y) (+ x y))</text:span></text:p>
            </draw:text-box>
          </draw:frame>
          <draw:connector draw:style-name="gr8" draw:text-style-name="P2" draw:layer="layout" draw:type="line" svg:x1="18.688cm" svg:y1="13.5cm" svg:x2="19.815cm" svg:y2="15.607cm" draw:end-shape="id37" draw:end-glue-point="0" svg:d="m18688 13500 1127 2107">
            <text:p/>
          </draw:connector>
          <draw:connector draw:style-name="gr8" draw:text-style-name="P2" draw:layer="layout" draw:type="line" svg:x1="17.418cm" svg:y1="12.23cm" svg:x2="15.343cm" svg:y2="8.255cm" draw:end-shape="id36" draw:end-glue-point="1" svg:d="m17418 12230-2075-3975">
            <text:p/>
          </draw:connector>
          <draw:g xml:id="id41" draw:id="id41">
            <draw:custom-shape draw:style-name="gr3" draw:text-style-name="P2" draw:layer="layout" svg:width="1.27cm" svg:height="1.27cm" svg:x="12.498cm" svg:y="1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27cm" svg:height="1.27cm" svg:x="13.768cm" svg:y="1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8" draw:text-style-name="P2" draw:layer="layout" draw:type="line" svg:x1="13.133cm" svg:y1="17.11cm" svg:x2="11.215cm" svg:y2="14.17cm" draw:end-shape="id35" draw:end-glue-point="2" svg:d="m13133 17110-1918-2940">
            <text:p/>
          </draw:connector>
          <draw:frame draw:style-name="gr4" draw:text-style-name="P15" xml:id="id38" draw:id="id38" draw:layer="layout" svg:width="2.873cm" svg:height="0.903cm" svg:x="12.998cm" svg:y="19.417cm">
            <draw:text-box>
              <text:p><text:span text:style-name="T23">(+ x y)</text:span></text:p>
            </draw:text-box>
          </draw:frame>
          <draw:connector draw:style-name="gr8" draw:text-style-name="P2" draw:layer="layout" draw:type="line" svg:x1="14.403cm" svg:y1="18.38cm" svg:x2="14.434cm" svg:y2="19.417cm" draw:end-shape="id38" draw:end-glue-point="0" svg:d="m14403 18380 31 1037">
            <text:p/>
          </draw:connector>
          <draw:connector draw:style-name="gr9" draw:text-style-name="P2" draw:layer="layout" draw:type="line" svg:x1="12.803cm" svg:y1="12.9cm" svg:x2="16.783cm" svg:y2="12.865cm" draw:start-shape="id35" draw:start-glue-point="1" draw:end-shape="id39" draw:end-glue-point="3" svg:d="m12803 12900 3980-35">
            <text:p/>
          </draw:connector>
          <draw:custom-shape draw:style-name="gr6" draw:text-style-name="P2" xml:id="id40" draw:id="id40" draw:layer="layout" svg:width="3.175cm" svg:height="2.54cm" svg:x="4.548cm" svg:y="16.51cm">
            <text:p text:style-name="P2"><text:span text:style-name="T25">E2</text:span></text:p>
            <text:p text:style-name="P2"><text:span text:style-name="T11">y: 3</text:span></text:p>
            <draw:enhanced-geometry svg:viewBox="0 0 21600 21600" draw:type="rectangle" draw:enhanced-path="M 0 0 L 21600 0 21600 21600 0 21600 0 0 Z N"/>
          </draw:custom-shape>
          <draw:connector draw:style-name="gr8" draw:text-style-name="P2" draw:layer="layout" draw:type="line" svg:x1="6.135cm" svg:y1="16.51cm" svg:x2="11.215cm" svg:y2="14.17cm" draw:start-shape="id40" draw:start-glue-point="0" draw:end-shape="id35" draw:end-glue-point="2" svg:d="m6135 16510 5080-2340">
            <text:p/>
          </draw:connector>
          <draw:connector draw:style-name="gr9" draw:text-style-name="P2" draw:layer="layout" draw:type="line" svg:x1="7.723cm" svg:y1="17.78cm" svg:x2="12.498cm" svg:y2="17.745cm" draw:start-shape="id40" draw:end-shape="id41" draw:end-glue-point="3" svg:d="m7723 17780 4775-35">
            <text:p/>
          </draw:connector>
        </draw:g>
        <draw:frame draw:style-name="gr10" draw:text-style-name="P16" draw:layer="layout" svg:width="8.255cm" svg:height="3.81cm" svg:x="0.97cm" svg:y="7.955cm">
          <draw:text-box>
            <text:p text:style-name="P16">E1 is allocated when the outermost lambda is invoked. This means that it will go out scope before the inner lambda is executed! </text:p>
          </draw:text-box>
        </draw:frame>
        <presentation:notes draw:style-name="dp2">
          <draw:page-thumbnail draw:style-name="gr1" draw:layer="layout" svg:width="13.968cm" svg:height="10.476cm" svg:x="3.81cm" svg:y="2.123cm" draw:page-number="32" presentation:class="page"/>
          <draw:frame presentation:style-name="pr5"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6" draw:layer="layout" svg:width="25.199cm" svg:height="3.506cm" svg:x="1.4cm" svg:y="0.837cm" presentation:class="title">
          <draw:text-box>
            <text:p>LISP Interpreter</text:p>
          </draw:text-box>
        </draw:frame>
        <draw:frame presentation:style-name="pr8" draw:layer="layout" svg:width="25.199cm" svg:height="13.86cm" svg:x="1.4cm" svg:y="4.914cm" presentation:class="outline">
          <draw:text-box>
            <text:list text:style-name="L2">
              <text:list-header>
                <text:p text:style-name="P2"><text:span text:style-name="T24">(((lambda (x) (lambda (y) (+ x y))) 2) 3)</text:span></text:p>
                <text:p/>
              </text:list-header>
            </text:list>
          </draw:text-box>
        </draw:frame>
        <draw:custom-shape draw:style-name="gr6" draw:text-style-name="P14" xml:id="id43" draw:id="id43" draw:layer="layout" svg:width="3.175cm" svg:height="2.54cm" svg:x="12.168cm" svg:y="6.985cm">
          <text:p text:style-name="P14"><text:span text:style-name="T25">Global</text:span></text:p>
          <draw:enhanced-geometry svg:viewBox="0 0 21600 21600" draw:type="rectangle" draw:enhanced-path="M 0 0 L 21600 0 21600 21600 0 21600 0 0 Z N"/>
        </draw:custom-shape>
        <draw:custom-shape draw:style-name="gr6" draw:text-style-name="P2" xml:id="id42" draw:id="id42" draw:layer="layout" svg:width="3.175cm" svg:height="2.54cm" svg:x="9.628cm" svg:y="11.63cm">
          <text:p text:style-name="P2"><text:span text:style-name="T25">E1</text:span></text:p>
          <text:p text:style-name="P2"><text:span text:style-name="T11">x: 2</text:span></text:p>
          <draw:enhanced-geometry svg:viewBox="0 0 21600 21600" draw:type="rectangle" draw:enhanced-path="M 0 0 L 21600 0 21600 21600 0 21600 0 0 Z N"/>
        </draw:custom-shape>
        <draw:connector draw:style-name="gr8" draw:text-style-name="P2" draw:layer="layout" draw:type="line" svg:x1="11.215cm" svg:y1="11.63cm" svg:x2="13.755cm" svg:y2="9.525cm" draw:start-shape="id42" draw:start-glue-point="0" draw:end-shape="id43" draw:end-glue-point="2" svg:d="m11215 11630 2540-2105">
          <text:p/>
        </draw:connector>
        <draw:g xml:id="id46" draw:id="id46">
          <draw:custom-shape draw:style-name="gr3" draw:text-style-name="P2" draw:layer="layout" svg:width="1.27cm" svg:height="1.27cm" svg:x="18.053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7" draw:layer="layout" svg:width="1.27cm" svg:height="1.27cm" svg:x="16.783cm" svg:y="12.23cm">
            <text:p text:style-name="P2"><text:span text:style-name="T11">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 draw:text-style-name="P15" xml:id="id44" draw:id="id44" draw:layer="layout" svg:width="7.275cm" svg:height="0.903cm" svg:x="16.178cm" svg:y="15.607cm">
          <draw:text-box>
            <text:p><text:span text:style-name="T23">(lambda (y) (+ x y))</text:span></text:p>
          </draw:text-box>
        </draw:frame>
        <draw:connector draw:style-name="gr8" draw:text-style-name="P2" draw:layer="layout" draw:type="line" svg:x1="18.688cm" svg:y1="13.5cm" svg:x2="19.815cm" svg:y2="15.607cm" draw:end-shape="id44" draw:end-glue-point="0" svg:d="m18688 13500 1127 2107">
          <text:p/>
        </draw:connector>
        <draw:connector draw:style-name="gr8" draw:text-style-name="P2" draw:layer="layout" draw:type="line" svg:x1="17.418cm" svg:y1="12.23cm" svg:x2="15.343cm" svg:y2="8.255cm" draw:end-shape="id43" draw:end-glue-point="1" svg:d="m17418 12230-2075-3975">
          <text:p/>
        </draw:connector>
        <draw:g xml:id="id48" draw:id="id48">
          <draw:custom-shape draw:style-name="gr6" draw:text-style-name="P17" draw:layer="layout" svg:width="1.27cm" svg:height="1.27cm" svg:x="12.498cm" svg:y="17.11cm">
            <text:p text:style-name="P2"><text:span text:style-name="T11">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27cm" svg:height="1.27cm" svg:x="13.768cm" svg:y="1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8" draw:text-style-name="P2" draw:layer="layout" draw:type="line" svg:x1="13.133cm" svg:y1="17.11cm" svg:x2="11.215cm" svg:y2="14.17cm" draw:end-shape="id42" draw:end-glue-point="2" svg:d="m13133 17110-1918-2940">
          <text:p/>
        </draw:connector>
        <draw:frame draw:style-name="gr4" draw:text-style-name="P15" xml:id="id45" draw:id="id45" draw:layer="layout" svg:width="2.873cm" svg:height="0.903cm" svg:x="12.998cm" svg:y="19.417cm">
          <draw:text-box>
            <text:p><text:span text:style-name="T23">(+ x y)</text:span></text:p>
          </draw:text-box>
        </draw:frame>
        <draw:connector draw:style-name="gr8" draw:text-style-name="P2" draw:layer="layout" draw:type="line" svg:x1="14.403cm" svg:y1="18.38cm" svg:x2="14.434cm" svg:y2="19.417cm" draw:end-shape="id45" draw:end-glue-point="0" svg:d="m14403 18380 31 1037">
          <text:p/>
        </draw:connector>
        <draw:connector draw:style-name="gr9" draw:text-style-name="P2" draw:layer="layout" draw:type="line" svg:x1="12.803cm" svg:y1="12.9cm" svg:x2="16.783cm" svg:y2="12.865cm" draw:start-shape="id42" draw:start-glue-point="1" draw:end-shape="id46" draw:end-glue-point="3" svg:d="m12803 12900 3980-35">
          <text:p/>
        </draw:connector>
        <draw:custom-shape draw:style-name="gr6" draw:text-style-name="P2" xml:id="id47" draw:id="id47" draw:layer="layout" svg:width="3.175cm" svg:height="2.54cm" svg:x="4.548cm" svg:y="16.51cm">
          <text:p text:style-name="P2"><text:span text:style-name="T25">E2</text:span></text:p>
          <text:p text:style-name="P2"><text:span text:style-name="T11">y: 3</text:span></text:p>
          <draw:enhanced-geometry svg:viewBox="0 0 21600 21600" draw:type="rectangle" draw:enhanced-path="M 0 0 L 21600 0 21600 21600 0 21600 0 0 Z N"/>
        </draw:custom-shape>
        <draw:connector draw:style-name="gr8" draw:text-style-name="P2" draw:layer="layout" draw:type="line" svg:x1="6.135cm" svg:y1="16.51cm" svg:x2="11.215cm" svg:y2="14.17cm" draw:start-shape="id47" draw:start-glue-point="0" draw:end-shape="id42" draw:end-glue-point="2" svg:d="m6135 16510 5080-2340">
          <text:p/>
        </draw:connector>
        <draw:connector draw:style-name="gr9" draw:text-style-name="P2" draw:layer="layout" draw:type="line" svg:x1="7.723cm" svg:y1="17.78cm" svg:x2="12.498cm" svg:y2="17.745cm" draw:start-shape="id47" draw:end-shape="id48" draw:end-glue-point="3" svg:d="m7723 17780 4775-35">
          <text:p/>
        </draw:connector>
        <draw:frame draw:style-name="gr10" draw:text-style-name="P16" draw:layer="layout" svg:width="8.255cm" svg:height="3.81cm" svg:x="0.97cm" svg:y="7.955cm">
          <draw:text-box>
            <text:p text:style-name="P16">E1 is allocated when the outermost lambda is invoked. This means that it will go out scope before the inner lambda is executed! </text:p>
          </draw:text-box>
        </draw:frame>
        <draw:frame draw:style-name="gr10" draw:text-style-name="P16" draw:layer="layout" svg:width="8.255cm" svg:height="4.445cm" svg:x="18.415cm" svg:y="6.985cm">
          <draw:text-box>
            <text:p text:style-name="P18">Boost.Smart_Ptr to the rescue! We allocate all environments with boost::make_shared&lt;&gt;, and pass around boost::shared_ptr&lt;&gt;s.</text:p>
          </draw:text-box>
        </draw:frame>
        <presentation:notes draw:style-name="dp2">
          <draw:page-thumbnail draw:style-name="gr1" draw:layer="layout" svg:width="13.968cm" svg:height="10.476cm" svg:x="3.81cm" svg:y="2.123cm" draw:page-number="33" presentation:class="page"/>
          <draw:frame presentation:style-name="pr5"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6" draw:layer="layout" svg:width="25.199cm" svg:height="3.506cm" svg:x="1.4cm" svg:y="0.837cm" presentation:class="title">
          <draw:text-box>
            <text:p>LISP Interpreter</text:p>
          </draw:text-box>
        </draw:frame>
        <draw:frame presentation:style-name="pr8" draw:layer="layout" svg:width="25.199cm" svg:height="9.249cm" svg:x="1.4cm" svg:y="5.876cm" presentation:class="outline" presentation:user-transformed="true">
          <draw:text-box>
            <text:list text:style-name="L2">
              <text:list-item>
                <text:p>Boost.Smart_Ptr is an essential building block of a utree/Spirit based compiler.</text:p>
                <text:list>
                  <text:list-item>
                    <text:p>Not only useful for implementing garbage-collecting languages!</text:p>
                  </text:list-item>
                  <text:list-item>
                    <text:p>Reference counting can be used to perform simple dead store elimination. </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5"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4T0">
        <draw:frame presentation:style-name="pr6" draw:layer="layout" svg:width="25.199cm" svg:height="3.506cm" svg:x="1.4cm" svg:y="0.837cm" presentation:class="title">
          <draw:text-box>
            <text:p>LISP Interpreter</text:p>
          </draw:text-box>
        </draw:frame>
        <draw:frame presentation:style-name="pr9" draw:text-style-name="P19" draw:layer="layout" svg:width="25.199cm" svg:height="13.86cm" svg:x="1.4cm" svg:y="4.914cm" presentation:class="subtitle">
          <draw:text-box>
            <text:list text:style-name="L1">
              <text:list-header>
                <text:p text:style-name="P19">Algorithms + Data Structures = Programs</text:p>
              </text:list-header>
            </text:list>
          </draw:text-box>
        </draw:frame>
        <presentation:notes draw:style-name="dp2">
          <draw:page-thumbnail draw:style-name="gr1" draw:layer="layout" svg:width="13.968cm" svg:height="10.476cm" svg:x="3.81cm" svg:y="2.123cm" draw:page-number="35" presentation:class="page"/>
          <draw:frame presentation:style-name="pr5" draw:text-style-name="P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6" draw:layer="layout" svg:width="25.199cm" svg:height="3.506cm" svg:x="1.4cm" svg:y="0.837cm" presentation:class="title">
          <draw:text-box>
            <text:p>LISP Interpreter</text:p>
          </draw:text-box>
        </draw:frame>
        <draw:frame presentation:style-name="pr8" draw:layer="layout" svg:width="25.199cm" svg:height="13.86cm" svg:x="1.4cm" svg:y="4.914cm" presentation:class="outline">
          <draw:text-box>
            <text:list text:style-name="L2">
              <text:list-item>
                <text:p>Data structures:</text:p>
                <text:list>
                  <text:list-item>
                    <text:p>Signature</text:p>
                  </text:list-item>
                  <text:list-item>
                    <text:p>Environment (compile-time)</text:p>
                  </text:list-item>
                  <text:list-item>
                    <text:p>Scope (run-time)</text:p>
                  </text:list-item>
                  <text:list-item>
                    <text:p>Evaluator</text:p>
                    <text:list>
                      <text:list-item>
                        <text:p>Global procedure table</text:p>
                      </text:list-item>
                    </text:list>
                  </text:list-item>
                  <text:list-item>
                    <text:p>Function objects</text:p>
                    <text:list>
                      <text:list-item>
                        <text:p>Function body</text:p>
                      </text:list-item>
                      <text:list-item>
                        <text:p>Procedure</text:p>
                      </text:list-item>
                      <text:list-item>
                        <text:p>Lambda</text:p>
                      </text:list-item>
                      <text:list-item>
                        <text:p>Placeholder</text:p>
                      </text:list-item>
                      <text:list-item>
                        <text:p>Thunk</text:p>
                        <text:p><text:s/></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5"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6" draw:layer="layout" svg:width="25.199cm" svg:height="3.506cm" svg:x="1.4cm" svg:y="0.837cm" presentation:class="title">
          <draw:text-box>
            <text:p>LISP Interpreter</text:p>
          </draw:text-box>
        </draw:frame>
        <draw:frame presentation:style-name="pr8" draw:text-style-name="P20" draw:layer="layout" svg:width="25.199cm" svg:height="13.86cm" svg:x="1.4cm" svg:y="4.914cm" presentation:class="outline">
          <draw:text-box>
            <text:list text:style-name="L2">
              <text:list-header>
                <text:p text:style-name="P20"><text:span text:style-name="T22">struct arity_type {</text:span></text:p>
                <text:p text:style-name="P20"><text:span text:style-name="T22"><text:s text:c="2"/></text:span><text:span text:style-name="T22">enum info { fixed, variable };</text:span></text:p>
                <text:p text:style-name="P20"><text:span text:style-name="T22">};</text:span></text:p>
                <text:p text:style-name="P20"><text:span text:style-name="T22"/></text:p>
                <text:p text:style-name="P20"><text:span text:style-name="T22">struct function_type {</text:span></text:p>
                <text:p text:style-name="P20"><text:span text:style-name="T22"><text:s text:c="2"/></text:span><text:span text:style-name="T22">enum info { placeholder, /* others */ };</text:span></text:p>
                <text:p text:style-name="P20"><text:span text:style-name="T22">};</text:span></text:p>
                <text:p text:style-name="P20"><text:span text:style-name="T22"/></text:p>
                <text:p text:style-name="P20"><text:span text:style-name="T22">typedef std::size_t displacement</text:span></text:p>
                <text:p text:style-name="P20"><text:span text:style-name="T22"/></text:p>
                <text:p text:style-name="P20"><text:span text:style-name="T22">typedef fusion::vector3&lt;displacement, arity_type::info, function_type::info&gt; signature;</text:span></text:p>
                <text:p text:style-name="P20"><text:span text:style-name="T22"/></text:p>
                <text:p text:style-name="P20"><text:span text:style-name="T22">struct environment {</text:span></text:p>
                <text:p text:style-name="P20"><text:span text:style-name="T22"><text:s text:c="2"/></text:span><text:span text:style-name="T22">boost::unordered_map&lt;utree, boost::shared_ptr&lt;utree&gt; &gt; definitions;</text:span></text:p>
                <text:p text:style-name="P20"><text:span text:style-name="T22"><text:s text:c="2"/></text:span><text:span text:style-name="T22">boost::shared_ptr&lt;environment&gt; parent;</text:span></text:p>
                <text:p text:style-name="P20"><text:span text:style-name="T22"><text:s text:c="2"/></text:span><text:span text:style-name="T22">boost::weak_ptr&lt;utree&gt; this_;</text:span></text:p>
                <text:p text:style-name="P20"><text:span text:style-name="T22">};</text:span></text:p>
                <text:p text:style-name="P20"><text:span text:style-name="T22"/></text:p>
                <text:p text:style-name="P20"><text:span text:style-name="T22">struct scope: boost::enable_shared_from_this&lt;scope&gt; {</text:span></text:p>
                <text:p text:style-name="P20"><text:span text:style-name="T22"><text:s text:c="2"/></text:span><text:span text:style-name="T22">boost::shared_array&lt;utree&gt; elements;</text:span></text:p>
                <text:p text:style-name="P20"><text:span text:style-name="T22"><text:s text:c="2"/></text:span><text:span text:style-name="T22">boost::shared_ptr&lt;scope&gt; parent;</text:span></text:p>
                <text:p text:style-name="P20"><text:span text:style-name="T22"><text:s text:c="2"/></text:span><text:span text:style-name="T22">const displacement level;</text:span></text:p>
                <text:p text:style-name="P20"><text:span text:style-name="T22">};</text:span></text:p>
                <text:p text:style-name="P20"><text:span text:style-name="T22"/></text:p>
              </text:list-header>
            </text:list>
          </draw:text-box>
        </draw:frame>
        <presentation:notes draw:style-name="dp2">
          <draw:page-thumbnail draw:style-name="gr1" draw:layer="layout" svg:width="13.968cm" svg:height="10.476cm" svg:x="3.81cm" svg:y="2.123cm" draw:page-number="37" presentation:class="page"/>
          <draw:frame presentation:style-name="pr5"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6" draw:layer="layout" svg:width="25.199cm" svg:height="3.506cm" svg:x="1.4cm" svg:y="0.837cm" presentation:class="title">
          <draw:text-box>
            <text:p>LISP Interpreter</text:p>
          </draw:text-box>
        </draw:frame>
        <draw:frame presentation:style-name="pr8" draw:text-style-name="P20" draw:layer="layout" svg:width="25.199cm" svg:height="13.86cm" svg:x="1.4cm" svg:y="4.914cm" presentation:class="outline">
          <draw:text-box>
            <text:list text:style-name="L2">
              <text:list-header>
                <text:p text:style-name="P20"><text:span text:style-name="T22">// acts like std::vector</text:span></text:p>
                <text:p text:style-name="P20"><text:span text:style-name="T22">typedef sheol::adt::dynamic_array&lt;signature&gt; global_procedure_table;</text:span></text:p>
                <text:p text:style-name="P20"><text:span text:style-name="T22"/></text:p>
                <text:p text:style-name="P20"><text:span text:style-name="T22">struct evaluator {</text:span></text:p>
                <text:p text:style-name="P20"><text:span text:style-name="T22"><text:s text:c="2"/></text:span><text:span text:style-name="T22">boost::shared_ptr&lt;environment&gt; variables;</text:span></text:p>
                <text:p text:style-name="P20"><text:span text:style-name="T22"><text:s text:c="2"/></text:span><text:span text:style-name="T22">boost::shared_ptr&lt;global_procedure_table&gt; gpt;</text:span></text:p>
                <text:p text:style-name="P20"><text:span text:style-name="T22"><text:s text:c="2"/></text:span><text:span text:style-name="T22">const displacement frame;</text:span></text:p>
                <text:p text:style-name="P20"><text:span text:style-name="T22">};</text:span></text:p>
                <text:p text:style-name="P20"><text:span text:style-name="T22"/></text:p>
                <text:p text:style-name="P20"><text:span text:style-name="T22">typedef sheol::adt::dynamic_array&lt;utree&gt; code;</text:span></text:p>
                <text:p text:style-name="P20"><text:span text:style-name="T22"/></text:p>
                <text:p text:style-name="P20"><text:span text:style-name="T22">struct function_body {</text:span></text:p>
                <text:p text:style-name="P20"><text:span text:style-name="T22"><text:s text:c="2"/></text:span><text:span text:style-name="T22">boost::shared_ptr&lt;code_type&gt; code_;</text:span></text:p>
                <text:p text:style-name="P20"><text:span text:style-name="T22">};</text:span></text:p>
                <text:p text:style-name="P20"><text:span text:style-name="T22"/></text:p>
                <text:p text:style-name="P20"><text:span text:style-name="T22">struct procedure {</text:span></text:p>
                <text:p text:style-name="P20"><text:span text:style-name="T22"><text:s text:c="2"/></text:span><text:span text:style-name="T22">boost::shared_ptr&lt;function_body&gt; body;</text:span></text:p>
                <text:p text:style-name="P20"><text:span text:style-name="T22"><text:s text:c="2"/></text:span><text:span text:style-name="T22">boost::shared_ptr&lt;scope&gt; parent_env;</text:span></text:p>
                <text:p text:style-name="P20"><text:span text:style-name="T22"><text:s text:c="2"/></text:span><text:span text:style-name="T22">const signature sig;</text:span></text:p>
                <text:p text:style-name="P20"><text:span text:style-name="T22">};</text:span></text:p>
              </text:list-header>
            </text:list>
          </draw:text-box>
        </draw:frame>
        <presentation:notes draw:style-name="dp2">
          <draw:page-thumbnail draw:style-name="gr1" draw:layer="layout" svg:width="13.968cm" svg:height="10.476cm" svg:x="3.81cm" svg:y="2.123cm" draw:page-number="38" presentation:class="page"/>
          <draw:frame presentation:style-name="pr5"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6" draw:layer="layout" svg:width="25.199cm" svg:height="3.506cm" svg:x="1.4cm" svg:y="0.837cm" presentation:class="title">
          <draw:text-box>
            <text:p>LISP Interpreter</text:p>
          </draw:text-box>
        </draw:frame>
        <draw:frame presentation:style-name="pr8" draw:text-style-name="P21" draw:layer="layout" svg:width="25.199cm" svg:height="13.86cm" svg:x="1.4cm" svg:y="4.914cm" presentation:class="outline">
          <draw:text-box>
            <text:list text:style-name="L2">
              <text:list-header>
                <text:p text:style-name="P20"><text:span text:style-name="T22">struct lambda {</text:span></text:p>
                <text:p text:style-name="P20"><text:span text:style-name="T22"><text:s text:c="2"/></text:span><text:span text:style-name="T22">boost::shared_ptr&lt;function_body&gt; body;</text:span></text:p>
                <text:p text:style-name="P20"><text:span text:style-name="T22"><text:s text:c="2"/></text:span><text:span text:style-name="T22">const signature sig;</text:span></text:p>
                <text:p text:style-name="P20"><text:span text:style-name="T22">};</text:span></text:p>
                <text:p text:style-name="P20"><text:span text:style-name="T22"/></text:p>
                <text:p text:style-name="P20"><text:span text:style-name="T22">struct placeholder {</text:span></text:p>
                <text:p text:style-name="P20"><text:span text:style-name="T22"><text:s text:c="2"/></text:span><text:span text:style-name="T22">const displacement n;</text:span></text:p>
                <text:p text:style-name="P20"><text:span text:style-name="T22"><text:s text:c="2"/></text:span><text:span text:style-name="T22">const displacement frame;</text:span></text:p>
                <text:p text:style-name="P20"><text:span text:style-name="T22">};</text:span></text:p>
                <text:p text:style-name="P20"><text:span text:style-name="T22"/></text:p>
                <text:p text:style-name="P20"><text:span text:style-name="T22">struct thunk {</text:span></text:p>
                <text:p text:style-name="P20"><text:span text:style-name="T22"><text:s text:c="2"/></text:span><text:span text:style-name="T22">boost::shared_ptr&lt;code_type&gt; code_;</text:span></text:p>
                <text:p text:style-name="P20"><text:span text:style-name="T22"><text:s text:c="2"/></text:span><text:span text:style-name="T22">boost::shared_ptr&lt;global_procedure_table&gt; gpt;</text:span></text:p>
                <text:p text:style-name="P20"><text:span text:style-name="T22">};</text:span></text:p>
                <text:p text:style-name="P20"><text:span text:style-name="T22"/></text:p>
                <text:p text:style-name="P20"><text:span text:style-name="T22"/></text:p>
                <text:p text:style-name="P20"><text:span text:style-name="T22"/></text:p>
                <text:p text:style-name="P20"><text:span text:style-name="T22"/></text:p>
                <text:p text:style-name="P20"><text:span text:style-name="T22"/></text:p>
                <text:p text:style-name="P20"><text:span text:style-name="T22"/></text:p>
              </text:list-header>
            </text:list>
          </draw:text-box>
        </draw:frame>
        <presentation:notes draw:style-name="dp2">
          <draw:page-thumbnail draw:style-name="gr1" draw:layer="layout" svg:width="13.968cm" svg:height="10.476cm" svg:x="3.81cm" svg:y="2.123cm" draw:page-number="39" presentation:class="page"/>
          <draw:frame presentation:style-name="pr5"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6" draw:layer="layout" svg:width="25.199cm" svg:height="3.506cm" svg:x="1.4cm" svg:y="0.837cm" presentation:class="title">
          <draw:text-box>
            <text:p>LISP Interpreter</text:p>
          </draw:text-box>
        </draw:frame>
        <draw:frame presentation:style-name="pr8" draw:layer="layout" svg:width="25.199cm" svg:height="13.86cm" svg:x="1.4cm" svg:y="4.914cm" presentation:class="outline">
          <draw:text-box>
            <text:list text:style-name="L2">
              <text:list-item>
                <text:p>Algorithms:</text:p>
                <text:list>
                  <text:list-item>
                    <text:p>Compile a lambda expression</text:p>
                    <text:list>
                      <text:list-item>
                        <text:p>Make placeholders</text:p>
                      </text:list-item>
                      <text:list-item>
                        <text:p>Compile a lambda body</text:p>
                      </text:list-item>
                    </text:list>
                  </text:list-item>
                  <text:list-item>
                    <text:p>Evaluate a variable reference</text:p>
                  </text:list-item>
                  <text:list-item>
                    <text:p>Evaluate a procedure call</text:p>
                    <text:list>
                      <text:list-item>
                        <text:p>Evaluate a function</text:p>
                      </text:list-item>
                    </text:list>
                  </text:list-item>
                  <text:list-item>
                    <text:p>Evaluate a compiled lambda</text:p>
                    <text:list>
                      <text:list-item>
                        <text:p>Evaluate a placeholder</text:p>
                      </text:list-item>
                      <text:list-item>
                        <text:p>Evaluate a thunk</text:p>
                      </text:list-item>
                      <text:list-item>
                        <text:p>Make lazy calls</text:p>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5"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3" draw:layer="layout" svg:width="25.199cm" svg:height="3.506cm" svg:x="1.4cm" svg:y="0.837cm" presentation:class="title">
          <draw:text-box>
            <text:p>LISP Interpreter</text:p>
          </draw:text-box>
        </draw:frame>
        <draw:frame presentation:style-name="pr8" draw:text-style-name="P22" draw:layer="layout" svg:width="25.329cm" svg:height="15.406cm" svg:x="1.27cm" svg:y="4.914cm" presentation:class="outline" presentation:user-transformed="true">
          <draw:text-box>
            <text:list text:style-name="L2">
              <text:list-header>
                <text:p text:style-name="P22"><text:span text:style-name="T26">utree evaluator::evaluate_lambda_expression (utree const&amp; formals, utree const&amp; body) {</text:span></text:p>
                <text:p text:style-name="P22"><text:span text:style-name="T26"><text:s text:c="2"/></text:span><text:span text:style-name="T26">evaluator local_env(variables, gpt, frame + 1);</text:span></text:p>
                <text:p text:style-name="P22"><text:span text:style-name="T26"/></text:p>
                <text:p text:style-name="P22"><text:span text:style-name="T26"><text:s text:c="2"/></text:span><text:span text:style-name="T26">make_placeholders(formals, local_env);</text:span></text:p>
                <text:p text:style-name="P22"><text:span text:style-name="T26"/></text:p>
                <text:p text:style-name="P22"><text:span text:style-name="T26"><text:s text:c="2"/></text:span><text:span text:style-name="T26">boost::shared_ptr&lt;function_body&gt; fbody = boost::make_shared&lt;function_body&gt;();</text:span></text:p>
                <text:p text:style-name="P22"><text:span text:style-name="T26"/></text:p>
                <text:p text:style-name="P22"><text:span text:style-name="T26"><text:s text:c="2"/></text:span><text:span text:style-name="T26">utree::const_iterator it = body.begin(), end = body.end();</text:span></text:p>
                <text:p text:style-name="P22"><text:span text:style-name="T26"/></text:p>
                <text:p text:style-name="P22"><text:span text:style-name="T26"><text:s text:c="2"/></text:span><text:span text:style-name="T26">for (; it != end; ++it) {</text:span></text:p>
                <text:p text:style-name="P22"><text:span text:style-name="T26"><text:s text:c="4"/></text:span><text:span text:style-name="T26">utree f = evaluate_lambda_body(*it, local_env);</text:span></text:p>
                <text:p text:style-name="P22"><text:span text:style-name="T26"><text:s text:c="4"/></text:span><text:span text:style-name="T26">fbody-&gt;code-&gt;push_back(f);</text:span></text:p>
                <text:p text:style-name="P22"><text:span text:style-name="T26"><text:s text:c="2"/></text:span><text:span text:style-name="T26">}</text:span></text:p>
                <text:p text:style-name="P22"><text:span text:style-name="T26"/></text:p>
                <text:p text:style-name="P23"><text:span text:style-name="T27"><text:s text:c="2"/></text:span><text:span text:style-name="T27">const signature sig(formals.size(), arity_type::fixed /* more metadata */);</text:span></text:p>
                <text:p text:style-name="P22"><text:span text:style-name="T26"><text:s text:c="2"/></text:span><text:span text:style-name="T26">lambda l(fbody, sig);</text:span></text:p>
                <text:p text:style-name="P22"><text:span text:style-name="T26"/></text:p>
                <text:p text:style-name="P22"><text:span text:style-name="T26"><text:s text:c="2"/></text:span><text:span text:style-name="T26">local_env.gpt-&gt;push_back(sig);</text:span></text:p>
                <text:p text:style-name="P22"><text:span text:style-name="T26"><text:s text:c="2"/></text:span><text:span text:style-name="T26">utree ut = stored_function&lt;lambda&gt;(l);</text:span></text:p>
                <text:p text:style-name="P22"><text:span text:style-name="T26"><text:s text:c="2"/></text:span><text:span text:style-name="T26">ut.tag(local_env.gpt-&gt;size() - 1);</text:span></text:p>
                <text:p text:style-name="P22"><text:span text:style-name="T26"/></text:p>
                <text:p text:style-name="P22"><text:span text:style-name="T26"><text:s text:c="2"/></text:span><text:span text:style-name="T26">return ut; </text:span></text:p>
                <text:p text:style-name="P22"><text:span text:style-name="T26">}</text:span></text:p>
              </text:list-header>
            </text:list>
          </draw:text-box>
        </draw:frame>
        <presentation:notes draw:style-name="dp2">
          <draw:page-thumbnail draw:style-name="gr1"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3" draw:layer="layout" svg:width="25.199cm" svg:height="3.506cm" svg:x="1.4cm" svg:y="0.837cm" presentation:class="title">
          <draw:text-box>
            <text:p>LISP Interpreter</text:p>
          </draw:text-box>
        </draw:frame>
        <draw:frame presentation:style-name="pr8" draw:text-style-name="P22" draw:layer="layout" svg:width="25.199cm" svg:height="13.86cm" svg:x="1.4cm" svg:y="4.914cm" presentation:class="outline" presentation:user-transformed="true">
          <draw:text-box>
            <text:list text:style-name="L2">
              <text:list-header>
                <text:p text:style-name="P22"><text:span text:style-name="T26">void evaluator::make_placeholders (utree const&amp; formals) {</text:span></text:p>
                <text:p text:style-name="P22"><text:span text:style-name="T26"><text:s text:c="2"/></text:span><text:span text:style-name="T26">utree::const_iterator it = formals.begin(), end = formals.end();</text:span></text:p>
                <text:p text:style-name="P22"><text:span text:style-name="T26"/></text:p>
                <text:p text:style-name="P22"><text:span text:style-name="T26"><text:s text:c="2"/></text:span><text:span text:style-name="T26">for (utree::size_type i = 0, end = formals.size(); i != end; ++i, ++it) {</text:span></text:p>
                <text:p text:style-name="P22"><text:span text:style-name="T26"><text:s text:c="4"/></text:span><text:span text:style-name="T26">boost::shared_ptr&lt;utree&gt; p = variables-&gt;define(*it, utree</text:span></text:p>
                <text:p text:style-name="P22"><text:span text:style-name="T26"><text:s text:c="6"/></text:span><text:span text:style-name="T26">(stored_function&lt;placeholder&gt;(placeholder(i, frame)))); </text:span></text:p>
                <text:p text:style-name="P22"><text:span text:style-name="T26"/></text:p>
                <text:p text:style-name="P22"><text:span text:style-name="T26"><text:s text:c="4"/></text:span><text:span text:style-name="T26">const signature sig(i, arity_type::fixed /* more metadata */);</text:span></text:p>
                <text:p text:style-name="P22"><text:span text:style-name="T26"><text:s text:c="4"/></text:span><text:span text:style-name="T26">gpt-&gt;push_back(sig);</text:span></text:p>
                <text:p text:style-name="P22"><text:span text:style-name="T26"><text:s text:c="4"/></text:span><text:span text:style-name="T26">p-&gt;tag(gpt-&gt;size() - 1);</text:span></text:p>
                <text:p text:style-name="P22"><text:span text:style-name="T26"><text:s text:c="2"/></text:span><text:span text:style-name="T26">}</text:span></text:p>
                <text:p text:style-name="P22"><text:span text:style-name="T26">}</text:span></text:p>
              </text:list-header>
            </text:list>
          </draw:text-box>
        </draw:frame>
        <presentation:notes draw:style-name="dp2">
          <draw:page-thumbnail draw:style-name="gr1"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3" draw:layer="layout" svg:width="25.199cm" svg:height="3.506cm" svg:x="1.4cm" svg:y="0.837cm" presentation:class="title">
          <draw:text-box>
            <text:p>LISP Interpreter</text:p>
          </draw:text-box>
        </draw:frame>
        <draw:frame presentation:style-name="pr8" draw:text-style-name="P20" draw:layer="layout" svg:width="25.199cm" svg:height="13.86cm" svg:x="1.4cm" svg:y="4.914cm" presentation:class="outline" presentation:user-transformed="true">
          <draw:text-box>
            <text:list text:style-name="L2">
              <text:list-header>
                <text:p text:style-name="P20"><text:span text:style-name="T22">utree evaluator::evaluate_lambda_body (utree const&amp; body) {</text:span></text:p>
                <text:p text:style-name="P20"><text:span text:style-name="T22"><text:s text:c="2"/></text:span><text:span text:style-name="T22">boost::shared_ptr&lt;code_type&gt; lazy_call = boost::make_shared&lt;code_type&gt;();</text:span></text:p>
                <text:p text:style-name="P20"><text:span text:style-name="T22"/></text:p>
                <text:p text:style-name="P20"><text:span text:style-name="T22"><text:s text:c="2"/></text:span><text:span text:style-name="T22">if (prana::is_utree_container(body)) {</text:span></text:p>
                <text:p text:style-name="P20"><text:span text:style-name="T22"><text:s text:c="4"/></text:span><text:span text:style-name="T22">utree::const_iterator it = body.begin(), end = body.end();</text:span></text:p>
                <text:p text:style-name="P20"><text:span text:style-name="T22"/></text:p>
                <text:p text:style-name="P20"><text:span text:style-name="T22"><text:s text:c="4"/></text:span><text:span text:style-name="T22">if ((it != end) &amp;&amp; (*it == utree(spirit::utf8_symbol_type("lambda")))) {</text:span></text:p>
                <text:p text:style-name="P20"><text:span text:style-name="T22"><text:s text:c="6"/></text:span><text:span text:style-name="T22">iterator formals = it; ++formals;</text:span></text:p>
                <text:p text:style-name="P20"><text:span text:style-name="T22"><text:s text:c="6"/></text:span><text:span text:style-name="T22">iterator body = formals; ++body; </text:span></text:p>
                <text:p text:style-name="P20"><text:span text:style-name="T22"><text:s text:c="6"/></text:span><text:span text:style-name="T22">lazy_call-&gt;push_back</text:span></text:p>
                <text:p text:style-name="P20"><text:span text:style-name="T22"><text:s text:c="9"/></text:span><text:span text:style-name="T22">(evaluate_lambda_expression(*formals, evaluator::range_type(body, end), *this)); </text:span></text:p>
                <text:p text:style-name="P20"><text:span text:style-name="T22"><text:s text:c="4"/></text:span><text:span text:style-name="T22">}</text:span></text:p>
                <text:p text:style-name="P20"><text:span text:style-name="T22"/></text:p>
                <text:p text:style-name="P20"><text:span text:style-name="T22"><text:s text:c="4"/></text:span><text:span text:style-name="T22">else</text:span></text:p>
                <text:p text:style-name="P20"><text:span text:style-name="T22"><text:s text:c="6"/></text:span><text:span text:style-name="T22">BOOST_FOREACH(utree const&amp; element, body) { lazy_call-&gt;push_back(evaluate(element, *this)); }</text:span></text:p>
                <text:p text:style-name="P20"><text:span text:style-name="T22"><text:s text:c="2"/></text:span><text:span text:style-name="T22">}</text:span></text:p>
                <text:p text:style-name="P20"><text:span text:style-name="T22"/></text:p>
                <text:p text:style-name="P20"><text:span text:style-name="T22"><text:s text:c="2"/></text:span><text:span text:style-name="T22">else</text:span></text:p>
                <text:p text:style-name="P20"><text:span text:style-name="T22"><text:s text:c="4"/></text:span><text:span text:style-name="T22">lazy_call-&gt;push_back(utree::visit(body, *this));</text:span></text:p>
                <text:p text:style-name="P20"><text:span text:style-name="T22"><text:s text:c="4"/></text:span></text:p>
                <text:p text:style-name="P20"><text:span text:style-name="T22"><text:s text:c="2"/></text:span><text:span text:style-name="T22">thunk t(lazy_call, gpt);</text:span></text:p>
                <text:p text:style-name="P20"><text:span text:style-name="T22"><text:s text:c="2"/></text:span><text:span text:style-name="T22">return utree(stored_function&lt;thunk&gt;(t));</text:span></text:p>
                <text:p text:style-name="P20"><text:span text:style-name="T22">}</text:span></text:p>
              </text:list-header>
            </text:list>
          </draw:text-box>
        </draw:frame>
        <presentation:notes draw:style-name="dp2">
          <draw:page-thumbnail draw:style-name="gr1" draw:layer="layout" svg:width="13.968cm" svg:height="10.476cm" svg:x="3.81cm" svg:y="2.123cm" draw:page-number="43" presentation:class="page"/>
          <draw:frame presentation:style-name="pr5" draw:text-style-name="P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3" draw:layer="layout" svg:width="25.199cm" svg:height="3.506cm" svg:x="1.4cm" svg:y="0.837cm" presentation:class="title">
          <draw:text-box>
            <text:p>LISP Interpreter</text:p>
          </draw:text-box>
        </draw:frame>
        <draw:frame presentation:style-name="pr8" draw:text-style-name="P15" draw:layer="layout" svg:width="25.199cm" svg:height="13.86cm" svg:x="1.4cm" svg:y="4.914cm" presentation:class="outline" presentation:user-transformed="true">
          <draw:text-box>
            <text:list text:style-name="L2">
              <text:list-header>
                <text:p text:style-name="P15"><text:span text:style-name="T23">utree evaluator::evaluate_variable_reference (utree const&amp; sym) {</text:span></text:p>
                <text:p text:style-name="P15"><text:span text:style-name="T23"><text:s text:c="2"/></text:span><text:span text:style-name="T23">boost::shared_ptr&lt;utree&gt; p = variables-&gt;lookup(sym);</text:span></text:p>
                <text:p text:style-name="P15"><text:span text:style-name="T23"/></text:p>
                <text:p text:style-name="P15"><text:span text:style-name="T23"><text:s text:c="2"/></text:span><text:span text:style-name="T23">if (!p)</text:span></text:p>
                <text:p text:style-name="P15"><text:span text:style-name="T23"><text:s text:c="4"/></text:span><text:span text:style-name="T23">return utree();</text:span></text:p>
                <text:p text:style-name="P15"><text:span text:style-name="T23"/></text:p>
                <text:p text:style-name="P15"><text:span text:style-name="T23"><text:s text:c="2"/></text:span><text:span text:style-name="T23">return *p;</text:span></text:p>
                <text:p text:style-name="P15"><text:span text:style-name="T23">}</text:span></text:p>
                <text:p text:style-name="P15"><text:span text:style-name="T23"/></text:p>
              </text:list-header>
            </text:list>
          </draw:text-box>
        </draw:frame>
        <presentation:notes draw:style-name="dp2">
          <draw:page-thumbnail draw:style-name="gr1"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3" draw:layer="layout" svg:width="25.199cm" svg:height="3.506cm" svg:x="1.4cm" svg:y="0.837cm" presentation:class="title">
          <draw:text-box>
            <text:p>LISP Interpreter</text:p>
          </draw:text-box>
        </draw:frame>
        <draw:frame presentation:style-name="pr8" draw:text-style-name="P15" draw:layer="layout" svg:width="25.199cm" svg:height="13.86cm" svg:x="1.4cm" svg:y="4.914cm" presentation:class="outline" presentation:user-transformed="true">
          <draw:text-box>
            <text:list text:style-name="L2">
              <text:list-header>
                <text:p text:style-name="P15"><text:span text:style-name="T23">utree procedure::eval (scope const&amp; args) const {</text:span></text:p>
                <text:p text:style-name="P15"><text:span text:style-name="T23"><text:s text:c="2"/></text:span><text:span text:style-name="T23">/* arity checks omitted */</text:span></text:p>
                <text:p text:style-name="P15"><text:span text:style-name="T23"/></text:p>
                <text:p text:style-name="P15"><text:span text:style-name="T23"><text:s text:c="2"/></text:span><text:span text:style-name="T23">if (args.size() != 0) {</text:span></text:p>
                <text:p text:style-name="P15"><text:span text:style-name="T23"><text:s text:c="4"/></text:span><text:span text:style-name="T23">boost::shared_array&lt;utree&gt; const&amp; ap = args.checkout();</text:span></text:p>
                <text:p text:style-name="P15"><text:span text:style-name="T23"/></text:p>
                <text:p text:style-name="P15"><text:span text:style-name="T23"><text:s text:c="4"/></text:span><text:span text:style-name="T23">boost::shared_ptr&lt;scope&gt; new_scope = boost::make_shared&lt;scope&gt;</text:span></text:p>
                <text:p text:style-name="P15"><text:span text:style-name="T23"><text:s text:c="6"/></text:span><text:span text:style-name="T23">(ap, args.elements-&gt;size(), parent_env);</text:span></text:p>
                <text:p text:style-name="P15"><text:span text:style-name="T23"><text:s text:c="4"/></text:span><text:span text:style-name="T23">return body-&gt;eval(*new_scope);</text:span></text:p>
                <text:p text:style-name="P15"><text:span text:style-name="T23"><text:s text:c="2"/></text:span><text:span text:style-name="T23">}</text:span></text:p>
                <text:p text:style-name="P15"><text:span text:style-name="T23"/></text:p>
                <text:p text:style-name="P15"><text:span text:style-name="T23"><text:s text:c="2"/></text:span><text:span text:style-name="T23">// nullary <text:s/></text:span></text:p>
                <text:p text:style-name="P15"><text:span text:style-name="T23"><text:s text:c="2"/></text:span><text:span text:style-name="T23">else { </text:span></text:p>
                <text:p text:style-name="P15"><text:span text:style-name="T23"><text:s text:c="4"/></text:span><text:span text:style-name="T23">boost::shared_ptr&lt;scope&gt; new_scope = boost::make_shared&lt;scope&gt;(parent_env);</text:span></text:p>
                <text:p text:style-name="P15"><text:span text:style-name="T23"><text:s text:c="4"/></text:span><text:span text:style-name="T23">return body-&gt;eval(*new_scope);</text:span></text:p>
                <text:p text:style-name="P15"><text:span text:style-name="T23"><text:s text:c="2"/></text:span><text:span text:style-name="T23">}</text:span></text:p>
                <text:p text:style-name="P15"><text:span text:style-name="T23">}</text:span></text:p>
              </text:list-header>
            </text:list>
          </draw:text-box>
        </draw:frame>
        <presentation:notes draw:style-name="dp2">
          <draw:page-thumbnail draw:style-name="gr1"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3" draw:layer="layout" svg:width="25.199cm" svg:height="3.506cm" svg:x="1.4cm" svg:y="0.837cm" presentation:class="title">
          <draw:text-box>
            <text:p>LISP Interpreter</text:p>
          </draw:text-box>
        </draw:frame>
        <draw:frame presentation:style-name="pr8" draw:layer="layout" svg:width="25.199cm" svg:height="13.86cm" svg:x="1.4cm" svg:y="4.914cm" presentation:class="outline">
          <draw:text-box>
            <text:list text:style-name="L2">
              <text:list-header>
                <text:p><text:span text:style-name="T23">utree function_body::eval (scope const&amp; env) const {</text:span></text:p>
                <text:p><text:span text:style-name="T23"><text:s text:c="2"/></text:span><text:span text:style-name="T23">code_type::size_type i = 0;</text:span></text:p>
                <text:p><text:span text:style-name="T23"><text:s text:c="2"/></text:span><text:span text:style-name="T23">const code_type::size_type end = code-&gt;size();</text:span></text:p>
                <text:p><text:span text:style-name="T23"/></text:p>
                <text:p><text:span text:style-name="T23"><text:s text:c="2"/></text:span><text:span text:style-name="T23">for (; i != (end - 1); ++i) {</text:span></text:p>
                <text:p><text:span text:style-name="T23"><text:s text:c="4"/></text:span><text:span text:style-name="T23">if (prana::recursive_which((*code)[i]) == utree_type::function_type)</text:span></text:p>
                <text:p><text:span text:style-name="T23"><text:s text:c="6"/></text:span><text:span text:style-name="T23">(*code)[i].eval(env);</text:span></text:p>
                <text:p><text:span text:style-name="T23"><text:s text:c="2"/></text:span><text:span text:style-name="T23">}</text:span></text:p>
                <text:p><text:span text:style-name="T23"/></text:p>
                <text:p><text:span text:style-name="T23"><text:s text:c="2"/></text:span><text:span text:style-name="T23">if (prana::recursive_which((*code)[end - 1]) == utree_type::function_type)</text:span></text:p>
                <text:p><text:span text:style-name="T23"><text:s text:c="4"/></text:span><text:span text:style-name="T23">return (*code)[end - 1].eval(env);</text:span></text:p>
                <text:p><text:span text:style-name="T23"><text:s text:c="2"/></text:span><text:span text:style-name="T23">else</text:span></text:p>
                <text:p><text:span text:style-name="T23"><text:s text:c="4"/></text:span><text:span text:style-name="T23">return utree(boost::ref((*code)[end - 1]));</text:span></text:p>
                <text:p><text:span text:style-name="T23">}</text:span></text:p>
                <text:p/>
              </text:list-header>
            </text:list>
          </draw:text-box>
        </draw:frame>
        <presentation:notes draw:style-name="dp2">
          <draw:page-thumbnail draw:style-name="gr1"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3" draw:layer="layout" svg:width="25.199cm" svg:height="3.506cm" svg:x="1.4cm" svg:y="0.837cm" presentation:class="title">
          <draw:text-box>
            <text:p>LISP Interpreter</text:p>
          </draw:text-box>
        </draw:frame>
        <draw:frame presentation:style-name="pr8" draw:text-style-name="P22" draw:layer="layout" svg:width="25.199cm" svg:height="13.86cm" svg:x="1.4cm" svg:y="4.914cm" presentation:class="outline" presentation:user-transformed="true">
          <draw:text-box>
            <text:list text:style-name="L2">
              <text:list-header>
                <text:p text:style-name="P22"><text:span text:style-name="T26">utree lambda::eval (scope const&amp; env) const {</text:span></text:p>
                <text:p text:style-name="P22"><text:span text:style-name="T26"><text:s text:c="2"/></text:span><text:span text:style-name="T26">boost::shared_ptr&lt;scope&gt; saved_env;</text:span></text:p>
                <text:p text:style-name="P22"><text:span text:style-name="T8"/></text:p>
                <text:p text:style-name="P22"><text:span text:style-name="T26"><text:s text:c="2"/></text:span><text:span text:style-name="T26">if (env.level() == 0)</text:span></text:p>
                <text:p text:style-name="P22"><text:span text:style-name="T26"><text:s text:c="4"/></text:span><text:span text:style-name="T26">saved_env = env.get();</text:span></text:p>
                <text:p text:style-name="P22"><text:span text:style-name="T26"><text:s text:c="2"/></text:span><text:span text:style-name="T26">else</text:span></text:p>
                <text:p text:style-name="P22"><text:span text:style-name="T26"><text:s text:c="4"/></text:span><text:span text:style-name="T26">saved_env = env.parent.get();</text:span></text:p>
                <text:p text:style-name="P22"><text:span text:style-name="T8"/></text:p>
                <text:p text:style-name="P22"><text:span text:style-name="T26"><text:s text:c="2"/></text:span><text:span text:style-name="T26">function_base* pf = new stored_function&lt;procedure&gt;</text:span></text:p>
                <text:p text:style-name="P22"><text:span text:style-name="T26"><text:s text:c="4"/></text:span><text:span text:style-name="T26">(procedure(body, saved_env, sig));</text:span></text:p>
                <text:p text:style-name="P22"><text:span text:style-name="T8"/></text:p>
                <text:p text:style-name="P22"><text:span text:style-name="T26"><text:s text:c="2"/></text:span><text:span text:style-name="T26">return utree(pf); </text:span></text:p>
                <text:p text:style-name="P22"><text:span text:style-name="T26">}</text:span></text:p>
                <text:p text:style-name="P22"><text:span text:style-name="T8"/></text:p>
              </text:list-header>
            </text:list>
          </draw:text-box>
        </draw:frame>
        <presentation:notes draw:style-name="dp2">
          <draw:page-thumbnail draw:style-name="gr1"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3" draw:layer="layout" svg:width="25.199cm" svg:height="3.506cm" svg:x="1.4cm" svg:y="0.837cm" presentation:class="title" presentation:user-transformed="true">
          <draw:text-box>
            <text:p>LISP Interpreter</text:p>
          </draw:text-box>
        </draw:frame>
        <draw:frame presentation:style-name="pr8" draw:text-style-name="P15" draw:layer="layout" svg:width="25.199cm" svg:height="13.86cm" svg:x="1.4cm" svg:y="4.914cm" presentation:class="outline">
          <draw:text-box>
            <text:list text:style-name="L2">
              <text:list-header>
                <text:p text:style-name="P15"><text:span text:style-name="T23">utree placeholder::eval (scope const&amp; env) const {</text:span></text:p>
                <text:p text:style-name="P15"><text:span text:style-name="T23"><text:s text:c="2"/></text:span><text:span text:style-name="T23">boost::shared_ptr&lt;scope&gt; eptr = env.get();</text:span></text:p>
                <text:p text:style-name="P15"><text:span text:style-name="T23"/></text:p>
                <text:p text:style-name="P15"><text:span text:style-name="T23"><text:s text:c="2"/></text:span><text:span text:style-name="T23">while (frame != eptr-&gt;level())</text:span></text:p>
                <text:p text:style-name="P15"><text:span text:style-name="T23"><text:s text:c="4"/></text:span><text:span text:style-name="T23">eptr = eptr-&gt;outer();</text:span></text:p>
                <text:p text:style-name="P15"><text:span text:style-name="T23"/></text:p>
                <text:p text:style-name="P15"><text:span text:style-name="T23"><text:s text:c="2"/></text:span><text:span text:style-name="T23">return utree((*eptr)[n]);</text:span></text:p>
                <text:p text:style-name="P15"><text:span text:style-name="T23">}</text:span></text:p>
                <text:p text:style-name="P15"><text:span text:style-name="T23"/></text:p>
              </text:list-header>
            </text:list>
          </draw:text-box>
        </draw:frame>
        <presentation:notes draw:style-name="dp2">
          <draw:page-thumbnail draw:style-name="gr1"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3" draw:layer="layout" svg:width="25.199cm" svg:height="3.506cm" svg:x="1.4cm" svg:y="0.837cm" presentation:class="title">
          <draw:text-box>
            <text:p>LISP Interpreter</text:p>
          </draw:text-box>
        </draw:frame>
        <draw:frame presentation:style-name="pr8" draw:text-style-name="P15" draw:layer="layout" svg:width="25.199cm" svg:height="13.86cm" svg:x="1.4cm" svg:y="4.914cm" presentation:class="outline" presentation:user-transformed="true">
          <draw:text-box>
            <text:list text:style-name="L2">
              <text:list-header>
                <text:p text:style-name="P15"><text:span text:style-name="T23">utree thunk::eval (scope const&amp; args) const {</text:span></text:p>
                <text:p text:style-name="P15"><text:span text:style-name="T23"><text:s text:c="2"/></text:span><text:span text:style-name="T23">utree const&amp; lazy_f = eval_lazy_call((*lazy_call)[0], args);</text:span></text:p>
                <text:p text:style-name="P15"><text:span text:style-name="T23"/></text:p>
                <text:p text:style-name="P15"><text:span text:style-name="T23"><text:s text:c="2"/></text:span><text:span text:style-name="T23">const displacement lazy_env_size = lazy_call-&gt;size() - 1;</text:span></text:p>
                <text:p text:style-name="P15"><text:span text:style-name="T23"><text:s text:c="2"/></text:span><text:span text:style-name="T23">boost::shared_array&lt;utree&gt; lazy_env(new utree[lazy_env_size]);</text:span></text:p>
                <text:p text:style-name="P15"><text:span text:style-name="T23"/></text:p>
                <text:p text:style-name="P15"><text:span text:style-name="T23"><text:s text:c="2"/></text:span><text:span text:style-name="T23">for (std::size_t i = 0, end = lazy_env_size; i != end; ++i)</text:span></text:p>
                <text:p text:style-name="P15"><text:span text:style-name="T23"><text:s text:c="4"/></text:span><text:span text:style-name="T23">lazy_env[i] = eval_lazy_call((*lazy_call)[i + 1], args);</text:span></text:p>
                <text:p text:style-name="P15"><text:span text:style-name="T23"/></text:p>
                <text:p text:style-name="P15"><text:span text:style-name="T23"><text:s text:c="2"/></text:span><text:span text:style-name="T23">if (prana::recursive_which(lazy_f) != utree_type::function_type) </text:span></text:p>
                <text:p text:style-name="P15"><text:span text:style-name="T23"><text:s text:c="4"/></text:span><text:span text:style-name="T23">return lazy_f;</text:span></text:p>
                <text:p text:style-name="P15"><text:span text:style-name="T23"/></text:p>
                <text:p text:style-name="P15"><text:span text:style-name="T23"><text:s text:c="2"/></text:span><text:span text:style-name="T23">boost::shared_ptr&lt;scope&gt; new_scope</text:span></text:p>
                <text:p text:style-name="P15"><text:span text:style-name="T23"><text:s text:c="4"/></text:span><text:span text:style-name="T23">= boost::make_shared&lt;scope&gt;(lazy_env, lazy_env_size, args.get());</text:span></text:p>
                <text:p text:style-name="P15"><text:span text:style-name="T23"/></text:p>
                <text:p text:style-name="P15"><text:span text:style-name="T23"><text:s text:c="2"/></text:span><text:span text:style-name="T23">return lazy_f.eval(*new_scope);</text:span></text:p>
                <text:p text:style-name="P15"><text:span text:style-name="T23">}</text:span></text:p>
              </text:list-header>
            </text:list>
          </draw:text-box>
        </draw:frame>
        <presentation:notes draw:style-name="dp2">
          <draw:page-thumbnail draw:style-name="gr1"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3" draw:layer="layout" svg:width="25.199cm" svg:height="3.506cm" svg:x="1.4cm" svg:y="0.837cm" presentation:class="title">
          <draw:text-box>
            <text:p>LISP Interpreter</text:p>
          </draw:text-box>
        </draw:frame>
        <draw:frame presentation:style-name="pr8" draw:text-style-name="P15" draw:layer="layout" svg:width="25.199cm" svg:height="13.86cm" svg:x="1.4cm" svg:y="4.914cm" presentation:class="outline">
          <draw:text-box>
            <text:list text:style-name="L2">
              <text:list-header>
                <text:p text:style-name="P15"><text:span text:style-name="T23">utree thunk::execute_lazy (utree const&amp; lazy_arg, scope const&amp; args) const {</text:span></text:p>
                <text:p text:style-name="P15"><text:span text:style-name="T23"><text:s text:c="2"/></text:span><text:span text:style-name="T23">using boost::fusion::at_c;</text:span></text:p>
                <text:p text:style-name="P15"><text:span text:style-name="T23"><text:s text:c="2"/></text:span></text:p>
                <text:p text:style-name="P15"><text:span text:style-name="T23"><text:s text:c="2"/></text:span><text:span text:style-name="T23">if (prana::recursive_which(lazy_arg) == utree_type::function_type) {</text:span></text:p>
                <text:p text:style-name="P15"><text:span text:style-name="T23"><text:s text:c="4"/></text:span><text:span text:style-name="T23">BOOST_ASSERT(lazy_arg.tag() &lt;= global_procedure_table-&gt;size());</text:span></text:p>
                <text:p text:style-name="P15"><text:span text:style-name="T23"/></text:p>
                <text:p text:style-name="P15"><text:span text:style-name="T23"><text:s text:c="4"/></text:span><text:span text:style-name="T23">// Load the lazy argument's signature from the gpt.</text:span></text:p>
                <text:p text:style-name="P15"><text:span text:style-name="T23"><text:s text:c="4"/></text:span><text:span text:style-name="T23">signature const&amp; sig = (*global_procedure_table)[lazy_arg.tag()];</text:span></text:p>
                <text:p text:style-name="P15"><text:span text:style-name="T23"/></text:p>
                <text:p text:style-name="P15"><text:span text:style-name="T23"><text:s text:c="4"/></text:span><text:span text:style-name="T23">if (at_c&lt;2&gt;(sig) == function_type::placeholder)</text:span></text:p>
                <text:p text:style-name="P15"><text:span text:style-name="T23"><text:s text:c="6"/></text:span><text:span text:style-name="T23">return lazy_arg.eval(args);</text:span></text:p>
                <text:p text:style-name="P15"><text:span text:style-name="T23"><text:s text:c="4"/></text:span><text:span text:style-name="T23">else</text:span></text:p>
                <text:p text:style-name="P15"><text:span text:style-name="T23"><text:s text:c="6"/></text:span><text:span text:style-name="T23">return utree(boost::ref(lazy_arg));</text:span></text:p>
                <text:p text:style-name="P15"><text:span text:style-name="T23"><text:s text:c="2"/></text:span><text:span text:style-name="T23">}</text:span></text:p>
                <text:p text:style-name="P15"><text:span text:style-name="T23"/></text:p>
                <text:p text:style-name="P15"><text:span text:style-name="T23"><text:s text:c="2"/></text:span><text:span text:style-name="T23">else</text:span></text:p>
                <text:p text:style-name="P15"><text:span text:style-name="T23"><text:s text:c="4"/></text:span><text:span text:style-name="T23">return utree(boost::ref(lazy_arg));</text:span></text:p>
                <text:p text:style-name="P15"><text:span text:style-name="T23">}</text:span></text:p>
                <text:p text:style-name="P15"><text:span text:style-name="T23"/></text:p>
              </text:list-header>
            </text:list>
          </draw:text-box>
        </draw:frame>
        <presentation:notes draw:style-name="dp2">
          <draw:page-thumbnail draw:style-name="gr1" draw:layer="layout" svg:width="13.968cm" svg:height="10.476cm" svg:x="3.81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3" draw:layer="layout" svg:width="25.199cm" svg:height="3.506cm" svg:x="1.4cm" svg:y="0.837cm" presentation:class="title">
          <draw:text-box>
            <text:p>LISP Interpreter</text:p>
          </draw:text-box>
        </draw:frame>
        <draw:frame presentation:style-name="pr8" draw:text-style-name="P15" draw:layer="layout" svg:width="25.199cm" svg:height="13.86cm" svg:x="1.4cm" svg:y="4.914cm" presentation:class="outline">
          <draw:text-box>
            <text:list text:style-name="L2">
              <text:list-header>
                <text:p text:style-name="P15"><text:span text:style-name="T23">utree evaluate (utree const&amp; ut) {</text:span></text:p>
                <text:p text:style-name="P15"><text:span text:style-name="T23"><text:s text:c="2"/></text:span><text:span text:style-name="T23">evaluator ev;</text:span></text:p>
                <text:p text:style-name="P15"><text:span text:style-name="T23"><text:s text:c="2"/></text:span><text:span text:style-name="T23">return evaluate(ut, ev);</text:span></text:p>
                <text:p text:style-name="P15"><text:span text:style-name="T23">}</text:span></text:p>
                <text:p text:style-name="P15"><text:span text:style-name="T23"/></text:p>
                <text:p text:style-name="P15"><text:span text:style-name="T23">utree evaluate (utree const&amp; ut, evaluator&amp; ev) {</text:span></text:p>
                <text:p text:style-name="P15"><text:span text:style-name="T23"><text:s text:c="2"/></text:span><text:span text:style-name="T23">return utree::visit(ut, prana::visit_ref(ev));</text:span></text:p>
                <text:p text:style-name="P15"><text:span text:style-name="T23">}</text:span></text:p>
                <text:p text:style-name="P15"><text:span text:style-name="T23"/></text:p>
              </text:list-header>
            </text:list>
          </draw:text-box>
        </draw:frame>
        <presentation:notes draw:style-name="dp2">
          <draw:page-thumbnail draw:style-name="gr1" draw:layer="layout" svg:width="13.968cm" svg:height="10.476cm" svg:x="3.81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4T0">
        <draw:frame presentation:style-name="pr10" draw:layer="layout" svg:width="25.199cm" svg:height="13.86cm" svg:x="1.4cm" svg:y="3.57cm" presentation:class="subtitle" presentation:user-transformed="true">
          <draw:text-box>
            <text:p>github.com/brycelelbach/prana</text:p>
          </draw:text-box>
        </draw:frame>
        <presentation:notes draw:style-name="dp2">
          <draw:page-thumbnail draw:style-name="gr1" draw:layer="layout" svg:width="13.968cm" svg:height="10.476cm" svg:x="3.81cm" svg:y="2.123cm" draw:page-number="52"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SungtiL GB'"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SungtiL GB'"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SungtiL GB'"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SungtiL GB'"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SungtiL GB'"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SungtiL GB'"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5-19T22:41:20</meta:creation-date>
    <meta:editing-duration>PT2H40M17S</meta:editing-duration>
    <meta:editing-cycles>4</meta:editing-cycles>
    <dc:date>2011-05-20T10:14:33</dc:date>
    <meta:generator>LibreOffice/3.3$Unix LibreOffice_project/330m19$Build-202</meta:generator>
    <meta:document-statistic meta:object-count="346"/>
  </office:meta>
</office:document-meta>
</file>